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svg+xml" manifest:full-path="Pictures/1000159F00000BCC00000BCC763132BE.svg"/>
  <manifest:file-entry manifest:media-type="image/png" manifest:full-path="Pictures/10000201000000A6000000A6A1ADA3A4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Monaco" svg:font-family="Monaco" style:font-family-generic="modern" style:font-pitch="fixed"/>
    <style:font-face style:name="Courier New1" svg:font-family="'Courier New'" style:font-family-generic="modern" style:font-pitch="variable"/>
    <style:font-face style:name="Courier New" svg:font-family="'Courier New'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4" style:family="table">
      <style:table-properties table:align="margins"/>
    </style:style>
    <style:style style:name="Table4.A" style:family="table-column">
      <style:table-column-properties style:rel-column-width="13878*"/>
    </style:style>
    <style:style style:name="Table4.B" style:family="table-column">
      <style:table-column-properties style:rel-column-width="51657*"/>
    </style:style>
    <style:style style:name="Table4.A1" style:family="table-cell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B1" style:family="table-cell">
      <style:table-cell-properties fo:background-color="#ffcc99" fo:padding="0.0382in" fo:border="0.0007in solid #000000">
        <style:background-image/>
      </style:table-cell-properties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table:align="margins"/>
    </style:style>
    <style:style style:name="Table6.A" style:family="table-column">
      <style:table-column-properties style:rel-column-width="7534*"/>
    </style:style>
    <style:style style:name="Table6.B" style:family="table-column">
      <style:table-column-properties style:rel-column-width="58001*"/>
    </style:style>
    <style:style style:name="Table6.A1" style:family="table-cell">
      <style:table-cell-properties style:vertical-align="middle" fo:padding="0.0382in" fo:border="none"/>
    </style:style>
    <style:style style:name="Table2" style:family="table">
      <style:table-properties table:align="margins"/>
    </style:style>
    <style:style style:name="Table2.A" style:family="table-column">
      <style:table-column-properties style:rel-column-width="13449*"/>
    </style:style>
    <style:style style:name="Table2.B" style:family="table-column">
      <style:table-column-properties style:rel-column-width="52086*"/>
    </style:style>
    <style:style style:name="Table2.A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table:align="margins"/>
    </style:style>
    <style:style style:name="Table3.A" style:family="table-column">
      <style:table-column-properties style:rel-column-width="13449*"/>
    </style:style>
    <style:style style:name="Table3.B" style:family="table-column">
      <style:table-column-properties style:rel-column-width="52086*"/>
    </style:style>
    <style:style style:name="Table3.A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table:align="margins"/>
    </style:style>
    <style:style style:name="Table5.A" style:family="table-column">
      <style:table-column-properties style:rel-column-width="13449*"/>
    </style:style>
    <style:style style:name="Table5.B" style:family="table-column">
      <style:table-column-properties style:rel-column-width="52086*"/>
    </style:style>
    <style:style style:name="Table5.A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1" style:family="table">
      <style:table-properties table:align="margins"/>
    </style:style>
    <style:style style:name="Table11.A" style:family="table-column">
      <style:table-column-properties style:rel-column-width="13449*"/>
    </style:style>
    <style:style style:name="Table11.B" style:family="table-column">
      <style:table-column-properties style:rel-column-width="52086*"/>
    </style:style>
    <style:style style:name="Table11.A1" style:family="table-cell">
      <style:table-cell-properties fo:padding="0.0382in" fo:border="0.0007in solid #000000"/>
    </style:style>
    <style:style style:name="Table11.A2" style:family="table-cell">
      <style:table-cell-properties fo:padding="0.0382in" fo:border-left="0.0007in solid #000000" fo:border-right="none" fo:border-top="none" fo:border-bottom="0.0007in solid #000000"/>
    </style:style>
    <style:style style:name="Table1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table:align="margins"/>
    </style:style>
    <style:style style:name="Table1.A" style:family="table-column">
      <style:table-column-properties style:rel-column-width="17753*"/>
    </style:style>
    <style:style style:name="Table1.B" style:family="table-column">
      <style:table-column-properties style:rel-column-width="47782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table:align="margins"/>
    </style:style>
    <style:style style:name="Table8.A" style:family="table-column">
      <style:table-column-properties style:rel-column-width="12484*"/>
    </style:style>
    <style:style style:name="Table8.B" style:family="table-column">
      <style:table-column-properties style:rel-column-width="41641*"/>
    </style:style>
    <style:style style:name="Table8.C" style:family="table-column">
      <style:table-column-properties style:rel-column-width="11410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C1" style:family="table-cell">
      <style:table-cell-properties fo:padding="0.0382in" fo:border="0.0007in solid #000000"/>
    </style:style>
    <style:style style:name="Table8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8.B2" style:family="table-cell">
      <style:table-cell-properties fo:padding="0.0382in" fo:border-left="0.0007in solid #000000" fo:border-right="none" fo:border-top="none" fo:border-bottom="0.0007in solid #000000"/>
    </style:style>
    <style:style style:name="Table8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3" style:family="table">
      <style:table-properties style:width="6.6931in" table:align="margins"/>
    </style:style>
    <style:style style:name="Table23.A" style:family="table-column">
      <style:table-column-properties style:column-width="1.6701in" style:rel-column-width="16353*"/>
    </style:style>
    <style:style style:name="Table23.B" style:family="table-column">
      <style:table-column-properties style:column-width="5.0229in" style:rel-column-width="49182*"/>
    </style:style>
    <style:style style:name="Table23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3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23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23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47" style:family="table">
      <style:table-properties style:width="6.6931in" table:align="margins"/>
    </style:style>
    <style:style style:name="Table47.A" style:family="table-column">
      <style:table-column-properties style:column-width="1.6701in" style:rel-column-width="16353*"/>
    </style:style>
    <style:style style:name="Table47.B" style:family="table-column">
      <style:table-column-properties style:column-width="5.0229in" style:rel-column-width="49182*"/>
    </style:style>
    <style:style style:name="Table47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7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47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47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46" style:family="table">
      <style:table-properties style:width="6.6931in" table:align="margins"/>
    </style:style>
    <style:style style:name="Table46.A" style:family="table-column">
      <style:table-column-properties style:column-width="1.6701in" style:rel-column-width="16353*"/>
    </style:style>
    <style:style style:name="Table46.B" style:family="table-column">
      <style:table-column-properties style:column-width="5.0229in" style:rel-column-width="49182*"/>
    </style:style>
    <style:style style:name="Table46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6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46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46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45" style:family="table">
      <style:table-properties style:width="6.6931in" table:align="margins"/>
    </style:style>
    <style:style style:name="Table45.A" style:family="table-column">
      <style:table-column-properties style:column-width="1.6701in" style:rel-column-width="16353*"/>
    </style:style>
    <style:style style:name="Table45.B" style:family="table-column">
      <style:table-column-properties style:column-width="5.0229in" style:rel-column-width="49182*"/>
    </style:style>
    <style:style style:name="Table45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5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45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45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39" style:family="table">
      <style:table-properties style:width="6.6931in" table:align="margins"/>
    </style:style>
    <style:style style:name="Table39.A" style:family="table-column">
      <style:table-column-properties style:column-width="1.6701in" style:rel-column-width="16353*"/>
    </style:style>
    <style:style style:name="Table39.B" style:family="table-column">
      <style:table-column-properties style:column-width="5.0229in" style:rel-column-width="49182*"/>
    </style:style>
    <style:style style:name="Table39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9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39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39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40" style:family="table">
      <style:table-properties style:width="6.6931in" table:align="margins"/>
    </style:style>
    <style:style style:name="Table40.A" style:family="table-column">
      <style:table-column-properties style:column-width="1.6701in" style:rel-column-width="16353*"/>
    </style:style>
    <style:style style:name="Table40.B" style:family="table-column">
      <style:table-column-properties style:column-width="5.0229in" style:rel-column-width="49182*"/>
    </style:style>
    <style:style style:name="Table40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0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40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40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41" style:family="table">
      <style:table-properties style:width="6.6931in" table:align="margins"/>
    </style:style>
    <style:style style:name="Table41.A" style:family="table-column">
      <style:table-column-properties style:column-width="1.6701in" style:rel-column-width="16353*"/>
    </style:style>
    <style:style style:name="Table41.B" style:family="table-column">
      <style:table-column-properties style:column-width="5.0229in" style:rel-column-width="49182*"/>
    </style:style>
    <style:style style:name="Table41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1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41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41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42" style:family="table">
      <style:table-properties style:width="6.6931in" table:align="margins"/>
    </style:style>
    <style:style style:name="Table42.A" style:family="table-column">
      <style:table-column-properties style:column-width="1.6701in" style:rel-column-width="16353*"/>
    </style:style>
    <style:style style:name="Table42.B" style:family="table-column">
      <style:table-column-properties style:column-width="5.0229in" style:rel-column-width="49182*"/>
    </style:style>
    <style:style style:name="Table42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2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42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42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43" style:family="table">
      <style:table-properties style:width="6.6931in" table:align="margins"/>
    </style:style>
    <style:style style:name="Table43.A" style:family="table-column">
      <style:table-column-properties style:column-width="1.6701in" style:rel-column-width="16353*"/>
    </style:style>
    <style:style style:name="Table43.B" style:family="table-column">
      <style:table-column-properties style:column-width="5.0229in" style:rel-column-width="49182*"/>
    </style:style>
    <style:style style:name="Table43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3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43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43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44" style:family="table">
      <style:table-properties table:align="margins"/>
    </style:style>
    <style:style style:name="Table44.A" style:family="table-column">
      <style:table-column-properties style:rel-column-width="16353*"/>
    </style:style>
    <style:style style:name="Table44.B" style:family="table-column">
      <style:table-column-properties style:rel-column-width="49182*"/>
    </style:style>
    <style:style style:name="Table44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4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44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44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31" style:family="table">
      <style:table-properties table:align="margins"/>
    </style:style>
    <style:style style:name="Table31.A" style:family="table-column">
      <style:table-column-properties style:rel-column-width="16353*"/>
    </style:style>
    <style:style style:name="Table31.B" style:family="table-column">
      <style:table-column-properties style:rel-column-width="49182*"/>
    </style:style>
    <style:style style:name="Table31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1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31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31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32" style:family="table">
      <style:table-properties table:align="margins"/>
    </style:style>
    <style:style style:name="Table32.A" style:family="table-column">
      <style:table-column-properties style:rel-column-width="16353*"/>
    </style:style>
    <style:style style:name="Table32.B" style:family="table-column">
      <style:table-column-properties style:rel-column-width="49182*"/>
    </style:style>
    <style:style style:name="Table32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2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32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32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33" style:family="table">
      <style:table-properties table:align="margins"/>
    </style:style>
    <style:style style:name="Table33.A" style:family="table-column">
      <style:table-column-properties style:rel-column-width="16353*"/>
    </style:style>
    <style:style style:name="Table33.B" style:family="table-column">
      <style:table-column-properties style:rel-column-width="49182*"/>
    </style:style>
    <style:style style:name="Table33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3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33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33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34" style:family="table">
      <style:table-properties table:align="margins"/>
    </style:style>
    <style:style style:name="Table34.A" style:family="table-column">
      <style:table-column-properties style:rel-column-width="16353*"/>
    </style:style>
    <style:style style:name="Table34.B" style:family="table-column">
      <style:table-column-properties style:rel-column-width="49182*"/>
    </style:style>
    <style:style style:name="Table34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4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34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34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35" style:family="table">
      <style:table-properties table:align="margins"/>
    </style:style>
    <style:style style:name="Table35.A" style:family="table-column">
      <style:table-column-properties style:rel-column-width="16353*"/>
    </style:style>
    <style:style style:name="Table35.B" style:family="table-column">
      <style:table-column-properties style:rel-column-width="49182*"/>
    </style:style>
    <style:style style:name="Table35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5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35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35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36" style:family="table">
      <style:table-properties table:align="margins"/>
    </style:style>
    <style:style style:name="Table36.A" style:family="table-column">
      <style:table-column-properties style:rel-column-width="16353*"/>
    </style:style>
    <style:style style:name="Table36.B" style:family="table-column">
      <style:table-column-properties style:rel-column-width="49182*"/>
    </style:style>
    <style:style style:name="Table36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6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36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36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37" style:family="table">
      <style:table-properties table:align="margins"/>
    </style:style>
    <style:style style:name="Table37.A" style:family="table-column">
      <style:table-column-properties style:rel-column-width="16353*"/>
    </style:style>
    <style:style style:name="Table37.B" style:family="table-column">
      <style:table-column-properties style:rel-column-width="49182*"/>
    </style:style>
    <style:style style:name="Table37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7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37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37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38" style:family="table">
      <style:table-properties table:align="margins"/>
    </style:style>
    <style:style style:name="Table38.A" style:family="table-column">
      <style:table-column-properties style:rel-column-width="16353*"/>
    </style:style>
    <style:style style:name="Table38.B" style:family="table-column">
      <style:table-column-properties style:rel-column-width="49182*"/>
    </style:style>
    <style:style style:name="Table38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8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38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38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24" style:family="table">
      <style:table-properties table:align="margins"/>
    </style:style>
    <style:style style:name="Table24.A" style:family="table-column">
      <style:table-column-properties style:rel-column-width="16353*"/>
    </style:style>
    <style:style style:name="Table24.B" style:family="table-column">
      <style:table-column-properties style:rel-column-width="49182*"/>
    </style:style>
    <style:style style:name="Table24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4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24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24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25" style:family="table">
      <style:table-properties table:align="margins"/>
    </style:style>
    <style:style style:name="Table25.A" style:family="table-column">
      <style:table-column-properties style:rel-column-width="16353*"/>
    </style:style>
    <style:style style:name="Table25.B" style:family="table-column">
      <style:table-column-properties style:rel-column-width="49182*"/>
    </style:style>
    <style:style style:name="Table25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5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25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25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26" style:family="table">
      <style:table-properties table:align="margins"/>
    </style:style>
    <style:style style:name="Table26.A" style:family="table-column">
      <style:table-column-properties style:rel-column-width="16353*"/>
    </style:style>
    <style:style style:name="Table26.B" style:family="table-column">
      <style:table-column-properties style:rel-column-width="49182*"/>
    </style:style>
    <style:style style:name="Table26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6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26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26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27" style:family="table">
      <style:table-properties table:align="margins"/>
    </style:style>
    <style:style style:name="Table27.A" style:family="table-column">
      <style:table-column-properties style:rel-column-width="16353*"/>
    </style:style>
    <style:style style:name="Table27.B" style:family="table-column">
      <style:table-column-properties style:rel-column-width="49182*"/>
    </style:style>
    <style:style style:name="Table27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7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27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27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28" style:family="table">
      <style:table-properties table:align="margins"/>
    </style:style>
    <style:style style:name="Table28.A" style:family="table-column">
      <style:table-column-properties style:rel-column-width="16353*"/>
    </style:style>
    <style:style style:name="Table28.B" style:family="table-column">
      <style:table-column-properties style:rel-column-width="49182*"/>
    </style:style>
    <style:style style:name="Table28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8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28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28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29" style:family="table">
      <style:table-properties table:align="margins"/>
    </style:style>
    <style:style style:name="Table29.A" style:family="table-column">
      <style:table-column-properties style:rel-column-width="16353*"/>
    </style:style>
    <style:style style:name="Table29.B" style:family="table-column">
      <style:table-column-properties style:rel-column-width="49182*"/>
    </style:style>
    <style:style style:name="Table29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9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29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29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30" style:family="table">
      <style:table-properties table:align="margins"/>
    </style:style>
    <style:style style:name="Table30.A" style:family="table-column">
      <style:table-column-properties style:rel-column-width="16353*"/>
    </style:style>
    <style:style style:name="Table30.B" style:family="table-column">
      <style:table-column-properties style:rel-column-width="49182*"/>
    </style:style>
    <style:style style:name="Table30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0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30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30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10" style:family="table">
      <style:table-properties table:align="margins"/>
    </style:style>
    <style:style style:name="Table10.A" style:family="table-column">
      <style:table-column-properties style:rel-column-width="16353*"/>
    </style:style>
    <style:style style:name="Table10.B" style:family="table-column">
      <style:table-column-properties style:rel-column-width="49182*"/>
    </style:style>
    <style:style style:name="Table10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0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10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10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13" style:family="table">
      <style:table-properties table:align="margins"/>
    </style:style>
    <style:style style:name="Table13.A" style:family="table-column">
      <style:table-column-properties style:rel-column-width="16353*"/>
    </style:style>
    <style:style style:name="Table13.B" style:family="table-column">
      <style:table-column-properties style:rel-column-width="49182*"/>
    </style:style>
    <style:style style:name="Table13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3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13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13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14" style:family="table">
      <style:table-properties table:align="margins"/>
    </style:style>
    <style:style style:name="Table14.A" style:family="table-column">
      <style:table-column-properties style:rel-column-width="16353*"/>
    </style:style>
    <style:style style:name="Table14.B" style:family="table-column">
      <style:table-column-properties style:rel-column-width="49182*"/>
    </style:style>
    <style:style style:name="Table14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4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14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14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15" style:family="table">
      <style:table-properties table:align="margins"/>
    </style:style>
    <style:style style:name="Table15.A" style:family="table-column">
      <style:table-column-properties style:rel-column-width="16353*"/>
    </style:style>
    <style:style style:name="Table15.B" style:family="table-column">
      <style:table-column-properties style:rel-column-width="49182*"/>
    </style:style>
    <style:style style:name="Table15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5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15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15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16" style:family="table">
      <style:table-properties table:align="margins"/>
    </style:style>
    <style:style style:name="Table16.A" style:family="table-column">
      <style:table-column-properties style:rel-column-width="16353*"/>
    </style:style>
    <style:style style:name="Table16.B" style:family="table-column">
      <style:table-column-properties style:rel-column-width="49182*"/>
    </style:style>
    <style:style style:name="Table16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6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16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16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17" style:family="table">
      <style:table-properties table:align="margins"/>
    </style:style>
    <style:style style:name="Table17.A" style:family="table-column">
      <style:table-column-properties style:rel-column-width="16353*"/>
    </style:style>
    <style:style style:name="Table17.B" style:family="table-column">
      <style:table-column-properties style:rel-column-width="49182*"/>
    </style:style>
    <style:style style:name="Table17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7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17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17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18" style:family="table">
      <style:table-properties table:align="margins"/>
    </style:style>
    <style:style style:name="Table18.A" style:family="table-column">
      <style:table-column-properties style:rel-column-width="16353*"/>
    </style:style>
    <style:style style:name="Table18.B" style:family="table-column">
      <style:table-column-properties style:rel-column-width="49182*"/>
    </style:style>
    <style:style style:name="Table18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8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18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18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19" style:family="table">
      <style:table-properties table:align="margins"/>
    </style:style>
    <style:style style:name="Table19.A" style:family="table-column">
      <style:table-column-properties style:rel-column-width="16353*"/>
    </style:style>
    <style:style style:name="Table19.B" style:family="table-column">
      <style:table-column-properties style:rel-column-width="49182*"/>
    </style:style>
    <style:style style:name="Table19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9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19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19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20" style:family="table">
      <style:table-properties table:align="margins"/>
    </style:style>
    <style:style style:name="Table20.A" style:family="table-column">
      <style:table-column-properties style:rel-column-width="16353*"/>
    </style:style>
    <style:style style:name="Table20.B" style:family="table-column">
      <style:table-column-properties style:rel-column-width="49182*"/>
    </style:style>
    <style:style style:name="Table20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0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20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20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21" style:family="table">
      <style:table-properties table:align="margins"/>
    </style:style>
    <style:style style:name="Table21.A" style:family="table-column">
      <style:table-column-properties style:rel-column-width="16353*"/>
    </style:style>
    <style:style style:name="Table21.B" style:family="table-column">
      <style:table-column-properties style:rel-column-width="49182*"/>
    </style:style>
    <style:style style:name="Table21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1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21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21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22" style:family="table">
      <style:table-properties table:align="margins"/>
    </style:style>
    <style:style style:name="Table22.A" style:family="table-column">
      <style:table-column-properties style:rel-column-width="16353*"/>
    </style:style>
    <style:style style:name="Table22.B" style:family="table-column">
      <style:table-column-properties style:rel-column-width="49182*"/>
    </style:style>
    <style:style style:name="Table22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2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22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22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12" style:family="table">
      <style:table-properties table:align="margins"/>
    </style:style>
    <style:style style:name="Table12.A" style:family="table-column">
      <style:table-column-properties style:rel-column-width="16353*"/>
    </style:style>
    <style:style style:name="Table12.B" style:family="table-column">
      <style:table-column-properties style:rel-column-width="49182*"/>
    </style:style>
    <style:style style:name="Table12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2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12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12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table:align="margins"/>
    </style:style>
    <style:style style:name="Table7.A" style:family="table-column">
      <style:table-column-properties style:rel-column-width="16353*"/>
    </style:style>
    <style:style style:name="Table7.B" style:family="table-column">
      <style:table-column-properties style:rel-column-width="49182*"/>
    </style:style>
    <style:style style:name="Table7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7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7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7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table:align="margins"/>
    </style:style>
    <style:style style:name="Table9.A" style:family="table-column">
      <style:table-column-properties style:rel-column-width="16353*"/>
    </style:style>
    <style:style style:name="Table9.B" style:family="table-column">
      <style:table-column-properties style:rel-column-width="49182*"/>
    </style:style>
    <style:style style:name="Table9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9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9.A2" style:family="table-cell" style:data-style-name="N100">
      <style:table-cell-properties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Table9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48" style:family="table">
      <style:table-properties style:width="6.6931in" table:align="margins"/>
    </style:style>
    <style:style style:name="Table48.A" style:family="table-column">
      <style:table-column-properties style:column-width="1.6701in" style:rel-column-width="16353*"/>
    </style:style>
    <style:style style:name="Table48.B" style:family="table-column">
      <style:table-column-properties style:column-width="5.0229in" style:rel-column-width="49182*"/>
    </style:style>
    <style:style style:name="Table48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8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48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48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/>
    </style:style>
    <style:style style:name="P5" style:family="paragraph" style:parent-style-name="Standard">
      <style:paragraph-properties fo:text-align="center" style:justify-single-word="false"/>
      <style:text-properties style:font-name="Arial" fo:font-size="48pt" fo:font-weight="bold" style:font-size-asian="48pt" style:font-weight-asian="bold" style:font-size-complex="48pt" style:font-weight-complex="bold"/>
    </style:style>
    <style:style style:name="P6" style:family="paragraph" style:parent-style-name="Standard">
      <style:text-properties style:font-name="Arial" fo:font-weight="bold" style:font-weight-asian="bold" style:font-weight-complex="bold"/>
    </style:style>
    <style:style style:name="P7" style:family="paragraph" style:parent-style-name="Standard">
      <style:text-properties style:font-name="Arial" fo:font-size="10pt" style:text-underline-style="none" style:font-name-asian="Monaco" style:font-size-asian="10pt" style:font-name-complex="Monaco" style:font-size-complex="10pt"/>
    </style:style>
    <style:style style:name="P8" style:family="paragraph" style:parent-style-name="Standard">
      <style:text-properties style:font-name="Arial" fo:font-size="10pt" style:font-name-asian="Monaco" style:font-size-asian="10pt" style:font-name-complex="Monaco" style:font-size-complex="10pt"/>
    </style:style>
    <style:style style:name="P9" style:family="paragraph" style:parent-style-name="Standard">
      <style:text-properties style:font-name="Arial" fo:font-size="12pt" style:text-underline-style="none" style:font-size-asian="12pt" style:font-size-complex="12pt"/>
    </style:style>
    <style:style style:name="P10" style:family="paragraph" style:parent-style-name="Standard">
      <style:text-properties style:font-name="Courier New1"/>
    </style:style>
    <style:style style:name="P11" style:family="paragraph" style:parent-style-name="Standard">
      <style:text-properties style:font-name="Monaco" fo:font-size="11pt" style:font-name-asian="Monaco" style:font-size-asian="11pt" style:font-name-complex="Monaco" style:font-size-complex="11pt"/>
    </style:style>
    <style:style style:name="P12" style:family="paragraph" style:parent-style-name="Standard">
      <style:text-properties style:font-name="Monaco" fo:font-size="10pt" style:font-name-asian="Monaco" style:font-size-asian="10pt" style:font-name-complex="Monaco" style:font-size-complex="10pt"/>
    </style:style>
    <style:style style:name="P13" style:family="paragraph" style:parent-style-name="Table_20_Contents">
      <style:text-properties fo:font-weight="bold" style:font-weight-asian="bold" style:font-weight-complex="bold"/>
    </style:style>
    <style:style style:name="P14" style:family="paragraph" style:parent-style-name="Table_20_Contents">
      <style:text-properties style:font-name="Arial"/>
    </style:style>
    <style:style style:name="P15" style:family="paragraph" style:parent-style-name="Table_20_Contents">
      <style:text-properties style:font-name="Arial" fo:font-weight="bold" style:font-weight-asian="bold" style:font-weight-complex="bold"/>
    </style:style>
    <style:style style:name="P16" style:family="paragraph" style:parent-style-name="Table_20_Contents">
      <style:text-properties style:font-name="Arial" style:text-underline-style="none"/>
    </style:style>
    <style:style style:name="P17" style:family="paragraph" style:parent-style-name="Table_20_Contents">
      <style:text-properties style:font-name="Arial" style:text-underline-style="none" fo:font-weight="bold" style:font-weight-asian="bold" style:font-weight-complex="bold"/>
    </style:style>
    <style:style style:name="P18" style:family="paragraph" style:parent-style-name="Table_20_Contents">
      <style:text-properties style:font-name="Arial" fo:font-size="11pt" style:text-underline-style="none" style:font-name-asian="Monaco" style:font-size-asian="11pt" style:font-name-complex="Monaco" style:font-size-complex="11pt"/>
    </style:style>
    <style:style style:name="P19" style:family="paragraph" style:parent-style-name="Table_20_Contents">
      <style:text-properties style:font-name="Arial" fo:font-size="12pt" style:text-underline-style="none" style:font-size-asian="12pt" style:font-size-complex="12pt"/>
    </style:style>
    <style:style style:name="P20" style:family="paragraph" style:parent-style-name="Table_20_Contents">
      <style:text-properties style:font-name="Arial" fo:font-size="12pt" style:text-underline-style="none" style:font-name-asian="Monaco" style:font-size-asian="12pt" style:font-name-complex="Monaco" style:font-size-complex="12pt"/>
    </style:style>
    <style:style style:name="P21" style:family="paragraph" style:parent-style-name="Table_20_Contents">
      <style:text-properties style:font-name="Arial" fo:font-size="12pt" style:text-underline-style="none" fo:font-weight="bold" style:font-name-asian="Monaco" style:font-size-asian="12pt" style:font-weight-asian="bold" style:font-name-complex="Monaco" style:font-size-complex="12pt" style:font-weight-complex="bold"/>
    </style:style>
    <style:style style:name="P22" style:family="paragraph" style:parent-style-name="Table_20_Contents">
      <style:text-properties style:font-name="Arial" fo:font-size="12pt" style:text-underline-style="none" fo:font-weight="bold" style:font-size-asian="12pt" style:font-weight-asian="bold" style:font-size-complex="12pt" style:font-weight-complex="bold"/>
    </style:style>
    <style:style style:name="P23" style:family="paragraph" style:parent-style-name="Table_20_Contents">
      <style:text-properties style:font-name="Arial" fo:font-size="12pt" style:font-size-asian="12pt" style:font-size-complex="12pt"/>
    </style:style>
    <style:style style:name="P24" style:family="paragraph" style:parent-style-name="Table_20_Contents">
      <style:text-properties style:font-name="Arial" fo:font-size="12pt" fo:font-weight="bold" style:font-name-asian="Monaco" style:font-size-asian="12pt" style:font-weight-asian="bold" style:font-name-complex="Monaco" style:font-size-complex="12pt" style:font-weight-complex="bold"/>
    </style:style>
    <style:style style:name="P25" style:family="paragraph" style:parent-style-name="Table_20_Contents">
      <style:text-properties style:font-name="Arial" fo:font-size="12pt" style:font-name-asian="Monaco" style:font-size-asian="12pt" style:font-name-complex="Monaco" style:font-size-complex="12pt"/>
    </style:style>
    <style:style style:name="P26" style:family="paragraph" style:parent-style-name="Table_20_Contents">
      <style:text-properties style:font-name="Arial" fo:font-size="10pt" style:text-underline-style="none" style:font-name-asian="Monaco" style:font-size-asian="10pt" style:font-name-complex="Monaco" style:font-size-complex="10pt"/>
    </style:style>
    <style:style style:name="P27" style:family="paragraph" style:parent-style-name="Table_20_Contents">
      <style:text-properties style:font-name="Monaco" fo:font-size="11pt" fo:font-weight="bold" style:font-name-asian="Monaco" style:font-size-asian="11pt" style:font-weight-asian="bold" style:font-name-complex="Monaco" style:font-size-complex="11pt" style:font-weight-complex="bold"/>
    </style:style>
    <style:style style:name="P28" style:family="paragraph" style:parent-style-name="Table_20_Contents">
      <style:text-properties style:font-name="Monaco" fo:font-size="11pt" style:font-name-asian="Monaco" style:font-size-asian="11pt" style:font-name-complex="Monaco" style:font-size-complex="11pt"/>
    </style:style>
    <style:style style:name="P29" style:family="paragraph" style:parent-style-name="Standard">
      <style:paragraph-properties fo:break-before="page"/>
      <style:text-properties style:font-name="Arial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aco" fo:font-size="11pt" style:font-name-asian="Monaco" style:font-size-asian="11pt" style:font-name-complex="Monaco" style:font-size-complex="11pt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aco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aco" fo:font-size="10pt" style:font-name-asian="Monaco" style:font-size-asian="10pt" style:font-name-complex="Monaco" style:font-size-complex="10pt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aco" fo:font-size="10pt" style:font-size-asian="10pt" style:font-size-complex="10pt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Arial" fo:font-size="10pt" style:text-underline-style="none" style:font-name-asian="Monaco" style:font-size-asian="10pt" style:font-name-complex="Monaco" style:font-size-complex="10pt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Arial" fo:font-size="10pt" style:text-underline-style="none" style:font-size-asian="10pt" style:font-size-complex="10pt"/>
    </style:style>
    <style:style style:name="P36" style:family="paragraph" style:parent-style-name="Text_20_body">
      <style:text-properties style:font-name="Arial"/>
    </style:style>
    <style:style style:name="P3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9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40" style:family="paragraph" style:parent-style-name="Standard">
      <style:text-properties style:font-name="Arial"/>
    </style:style>
    <style:style style:name="P41" style:family="paragraph" style:parent-style-name="Standard" style:list-style-name="L1">
      <style:text-properties style:font-name="Arial"/>
    </style:style>
    <style:style style:name="P42" style:family="paragraph" style:parent-style-name="Standard" style:list-style-name="L2">
      <style:text-properties style:font-name="Arial"/>
    </style:style>
    <style:style style:name="P43" style:family="paragraph" style:parent-style-name="Standard" style:list-style-name="L3">
      <style:text-properties style:font-name="Arial"/>
    </style:style>
    <style:style style:name="P44" style:family="paragraph" style:parent-style-name="Standard">
      <style:text-properties style:font-name="Arial" fo:font-size="10pt" style:font-name-asian="Monaco" style:font-size-asian="10pt" style:font-name-complex="Monaco" style:font-size-complex="10pt"/>
    </style:style>
    <style:style style:name="P45" style:family="paragraph" style:parent-style-name="Heading_20_1">
      <style:paragraph-properties fo:break-before="page"/>
    </style:style>
    <style:style style:name="P46" style:family="paragraph" style:parent-style-name="Heading_20_1">
      <style:paragraph-properties fo:break-before="page"/>
      <style:text-properties style:font-name="Arial"/>
    </style:style>
    <style:style style:name="P47" style:family="paragraph" style:parent-style-name="Table_20_Contents">
      <style:text-properties style:font-name="Arial"/>
    </style:style>
    <style:style style:name="P48" style:family="paragraph" style:parent-style-name="Table_20_Contents">
      <style:text-properties style:font-name="Arial" fo:font-size="12pt" style:text-underline-style="none" fo:font-weight="bold" style:font-name-asian="Monaco" style:font-size-asian="12pt" style:font-weight-asian="bold" style:font-name-complex="Monaco" style:font-size-complex="12pt" style:font-weight-complex="bold"/>
    </style:style>
    <style:style style:name="P49" style:family="paragraph" style:parent-style-name="Table_20_Contents">
      <style:text-properties style:font-name="Monaco" fo:font-size="11pt" style:font-name-asian="Monaco" style:font-size-asian="11pt" style:font-name-complex="Monaco" style:font-size-complex="11pt"/>
    </style:style>
    <style:style style:name="P50" style:family="paragraph" style:parent-style-name="Heading_20_2">
      <style:text-properties style:font-name="Arial"/>
    </style:style>
    <style:style style:name="P51" style:family="paragraph" style:parent-style-name="Heading_20_2">
      <style:text-properties style:font-name="Arial" fo:font-weight="bold" style:font-weight-asian="bold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style:text-underline-style="none"/>
    </style:style>
    <style:style style:name="T3" style:family="text">
      <style:text-properties fo:color="#000000" style:text-underline-style="solid" style:text-underline-width="auto" style:text-underline-color="font-color"/>
    </style:style>
    <style:style style:name="T4" style:family="text">
      <style:text-properties fo:color="#000000" fo:font-size="11pt" style:text-underline-style="solid" style:text-underline-width="auto" style:text-underline-color="font-color" style:font-name-asian="Monaco" style:font-size-asian="11pt" style:font-name-complex="Monaco" style:font-size-complex="11pt"/>
    </style:style>
    <style:style style:name="T5" style:family="text">
      <style:text-properties fo:color="#000000" style:font-name-asian="Monaco" style:font-name-complex="Monaco"/>
    </style:style>
    <style:style style:name="T6" style:family="text">
      <style:text-properties fo:color="#000000" style:font-name="Arial"/>
    </style:style>
    <style:style style:name="T7" style:family="text">
      <style:text-properties fo:color="#2a00ff" fo:font-style="italic" style:font-style-asian="italic" style:font-style-complex="italic"/>
    </style:style>
    <style:style style:name="T8" style:family="text">
      <style:text-properties fo:color="#ff6600"/>
    </style:style>
    <style:style style:name="T9" style:family="text">
      <style:text-properties fo:color="#008080"/>
    </style:style>
    <style:style style:name="T10" style:family="text">
      <style:text-properties fo:color="#008080" style:font-name-asian="Monaco" style:font-name-complex="Monaco"/>
    </style:style>
    <style:style style:name="T11" style:family="text">
      <style:text-properties fo:color="#3f7f7f"/>
    </style:style>
    <style:style style:name="T12" style:family="text">
      <style:text-properties fo:color="#3f7f7f" style:font-name-asian="Monaco" style:font-name-complex="Monaco"/>
    </style:style>
    <style:style style:name="T13" style:family="text">
      <style:text-properties fo:color="#7f007f"/>
    </style:style>
    <style:style style:name="T14" style:family="text">
      <style:text-properties fo:font-size="11pt" style:font-name-asian="Monaco" style:font-size-asian="11pt" style:font-name-complex="Monaco" style:font-size-complex="11pt"/>
    </style:style>
    <style:style style:name="T15" style:family="text">
      <style:text-properties style:font-name-asian="Monaco" style:font-name-complex="Monaco"/>
    </style:style>
    <style:style style:name="T16" style:family="text">
      <style:text-properties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pan text:style-name="T8">D</text:span>Tools</text:p>
      <text:p text:style-name="P3"/>
      <text:p text:style-name="P3">Functional specification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Matjaž Cerkvenik</text:p>
      <text:p text:style-name="P4">2015</text:p>
      <text:p text:style-name="P1"/>
      <text:p text:style-name="P29"/>
      <text:p text:style-name="P29"/>
      <text:table-of-content text:style-name="Sect1" text:protected="true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Contents</text:p>
          </text:index-title>
          <text:p text:style-name="P37">1. <text:s/>Introduction<text:tab/>4</text:p>
          <text:p text:style-name="P37">2. <text:s/>General information<text:tab/>5</text:p>
          <text:p text:style-name="P38">2.1 <text:s/>System requirements<text:tab/>5</text:p>
          <text:p text:style-name="P38">2.2 <text:s/>Project in GitHub<text:tab/>5</text:p>
          <text:p text:style-name="P38">2.3 <text:s/>Project setup in Eclipse<text:tab/>5</text:p>
          <text:p text:style-name="P38">2.4 <text:s/>Directory structure<text:tab/>5</text:p>
          <text:p text:style-name="P38">2.5 <text:s/>EEEEE<text:tab/>6</text:p>
          <text:p text:style-name="P38">2.6 <text:s/>DDDDD<text:tab/>7</text:p>
          <text:p text:style-name="P38">2.7 <text:s/>Documentation<text:tab/>7</text:p>
          <text:p text:style-name="P37">3. <text:s/>Updater<text:tab/>8</text:p>
          <text:p text:style-name="P38">3.1 <text:s/>Install script<text:tab/>8</text:p>
          <text:p text:style-name="P39">3.1.1 <text:s/>Copy action<text:tab/>8</text:p>
          <text:p text:style-name="P39">3.1.2 <text:s/>Move action<text:tab/>9</text:p>
          <text:p text:style-name="P39">3.1.3 <text:s/>Delete action<text:tab/>9</text:p>
          <text:p text:style-name="P39">3.1.4 <text:s/>Download action<text:tab/>9</text:p>
          <text:p text:style-name="P38">3.2 <text:s/>WWWWWWWW<text:tab/>10</text:p>
          <text:p text:style-name="P38">3.3 <text:s/>AAAAA<text:tab/>10</text:p>
          <text:p text:style-name="P37">4. <text:s/>Version history<text:tab/>12</text:p>
        </text:index-body>
      </text:table-of-content>
      <text:p text:style-name="P1"/>
      <text:p text:style-name="P1"/>
      <text:p text:style-name="P1"/>
      <text:p text:style-name="P1"/>
      <text:p text:style-name="P1"/>
      <text:h text:style-name="P45" text:outline-level="1">Introduction</text:h>
      <text:p text:style-name="P1">This document describes functionality of DTools application from technical point of view and describes the design of implementation.</text:p>
      <text:p text:style-name="P1"/>
      <text:p text:style-name="P1"/>
      <text:p text:style-name="P1"/>
      <text:p text:style-name="P1"/>
      <text:p text:style-name="P1"/>
      <text:h text:style-name="P46" text:outline-level="1">General information</text:h>
      <text:p text:style-name="P36"/>
      <text:h text:style-name="P50" text:outline-level="2" text:restart-numbering="true" text:start-value="-1">System requirements</text:h>
      <text:p text:style-name="P1">Java 6 or higher is required to run DTools.</text:p>
      <text:p text:style-name="P1">Java must be added to system PATH.</text:p>
      <text:p text:style-name="P1"/>
      <text:p text:style-name="P1">Supported operating systems (tested):</text:p>
      <text:list xml:id="list7619017620637123730" text:style-name="L1">
        <text:list-item>
          <text:p text:style-name="P41">Linux (CentOS 6, CentOS 7, Fedora 17)</text:p>
        </text:list-item>
        <text:list-item>
          <text:p text:style-name="P41">OS X (10.5, 10.7)</text:p>
        </text:list-item>
        <text:list-item>
          <text:p text:style-name="P41">Windows (7)</text:p>
        </text:list-item>
        <text:list-item>
          <text:p text:style-name="P41">Raspbian (Jessie)</text:p>
        </text:list-item>
      </text:list>
      <text:p text:style-name="P1"/>
      <text:p text:style-name="P36"/>
      <text:h text:style-name="Heading_20_2" text:outline-level="2">Project in GitHub</text:h>
      <text:p text:style-name="P1"/>
      <text:p text:style-name="P1">Project is currently stored in GitHub repository:</text:p>
      <text:p text:style-name="P1"/>
      <text:p text:style-name="P1"><text:a xlink:type="simple" xlink:href="https://github.com/matjaz99/DTools" text:style-name="Internet_20_link" text:visited-style-name="Visited_20_Internet_20_Link">https://github.com/matjaz99/DTools</text:a></text:p>
      <text:p text:style-name="P1"/>
      <text:p text:style-name="P1"/>
      <text:p text:style-name="P1">Clone repository to start working on the project:</text:p>
      <text:p text:style-name="P1"/>
      <text:p text:style-name="P1"><text:a xlink:type="simple" xlink:href="https://github.com/matjaz99/DTools.git" text:style-name="Internet_20_link" text:visited-style-name="Visited_20_Internet_20_Link">https://github.com/matjaz99/DTools.git</text:a></text:p>
      <text:p text:style-name="P1"/>
      <text:p text:style-name="P1"/>
      <text:p text:style-name="P1"/>
      <text:h text:style-name="P51" text:outline-level="2">Project setup in Eclipse</text:h>
      <text:p text:style-name="P1">Import as Dynamic Java Project.</text:p>
      <text:p text:style-name="P1"/>
      <text:p text:style-name="P1">Configure Apache Tomcat server. Developed on Tomcat 7.0.57.</text:p>
      <text:p text:style-name="P1"/>
      <text:p text:style-name="P1">Add VM argument to Apache Tomcat running configuration:</text:p>
      <text:p text:style-name="P1"/>
      <text:p text:style-name="P1">-Ddtools.home="/path/to/DTools"</text:p>
      <text:p text:style-name="P1"/>
      <text:p text:style-name="P1"/>
      <text:h text:style-name="Heading_20_2" text:outline-level="2">Directory structure</text:h>
      <text:p text:style-name="P1">Base directory is refered to as $DTOOLS_HOME$ and contains all neccessary files to run application (in development environment or deployment).</text:p>
      <text:p text:style-name="P1"/>
      <text:p text:style-name="P10">$DTOOLS_HOME$</text:p>
      <text:p text:style-name="P10"><text:s text:c="3"/>+----- bin</text:p>
      <text:p text:style-name="P10"><text:s text:c="3"/>+----- build</text:p>
      <text:p text:style-name="P10"><text:soft-page-break/><text:s text:c="3"/>+----- build-update</text:p>
      <text:p text:style-name="P10"><text:s text:c="3"/>+----- config</text:p>
      <text:p text:style-name="P10"><text:s text:c="3"/>+----- dist</text:p>
      <text:p text:style-name="P10"><text:s text:c="3"/>+----- doc</text:p>
      <text:p text:style-name="P10"><text:s text:c="3"/>+----- server</text:p>
      <text:p text:style-name="P10"><text:s text:c="3"/>+----- WebContent</text:p>
      <text:p text:style-name="P1"/>
      <text:p text:style-name="P1"/>
      <text:p text:style-name="P1"/>
      <text:p text:style-name="P1"/>
      <text:p text:style-name="P1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3">Directory</text:p>
          </table:table-cell>
          <table:table-cell table:style-name="Table4.B1" office:value-type="string">
            <text:p text:style-name="P13">Description</text:p>
          </table:table-cell>
        </table:table-row>
        <table:table-row>
          <table:table-cell table:style-name="Table4.A2" office:value-type="string">
            <text:p text:style-name="Table_20_Contents">bin</text:p>
          </table:table-cell>
          <table:table-cell table:style-name="Table4.B2" office:value-type="string">
            <text:p text:style-name="Table_20_Contents">Contains scripts for startup and shutdown:</text:p>
            <text:p text:style-name="Table_20_Contents">start.bat and start.sh</text:p>
            <text:p text:style-name="Table_20_Contents">stop.bat and stop.sh</text:p>
            <text:p text:style-name="Table_20_Contents"/>
            <text:p text:style-name="Table_20_Contents">Contains scripts to run update.jar application:</text:p>
            <text:p text:style-name="Table_20_Contents">update.bat and update.sh</text:p>
            <text:p text:style-name="Table_20_Contents">Included in deployment package</text:p>
          </table:table-cell>
        </table:table-row>
        <table:table-row>
          <table:table-cell table:style-name="Table4.A2" office:value-type="string">
            <text:p text:style-name="P23">build</text:p>
          </table:table-cell>
          <table:table-cell table:style-name="Table4.B2" office:value-type="string">
            <text:p text:style-name="P1">Contains compiled java sources</text:p>
            <text:p text:style-name="P1">Not included in deployment package (only development)</text:p>
          </table:table-cell>
        </table:table-row>
        <table:table-row>
          <table:table-cell table:style-name="Table4.A2" office:value-type="string">
            <text:p text:style-name="Table_20_Contents">build-update</text:p>
          </table:table-cell>
          <table:table-cell table:style-name="Table4.B2" office:value-type="string">
            <text:p text:style-name="P1">Contains compiled java sources (for updater only to be build separately)</text:p>
            <text:p text:style-name="P1">Not included in deployment package (only development)</text:p>
          </table:table-cell>
        </table:table-row>
        <table:table-row>
          <table:table-cell table:style-name="Table4.A2" office:value-type="string">
            <text:p text:style-name="Table_20_Contents">config</text:p>
          </table:table-cell>
          <table:table-cell table:style-name="Table4.B2" office:value-type="string">
            <text:p text:style-name="P1">Contains configuration files</text:p>
          </table:table-cell>
        </table:table-row>
        <table:table-row>
          <table:table-cell table:style-name="Table4.A2" office:value-type="string">
            <text:p text:style-name="Table_20_Contents">dist</text:p>
          </table:table-cell>
          <table:table-cell table:style-name="Table4.B2" office:value-type="string">
            <text:p text:style-name="P1">Contains built packages</text:p>
          </table:table-cell>
        </table:table-row>
        <table:table-row>
          <table:table-cell table:style-name="Table4.A2" office:value-type="string">
            <text:p text:style-name="Table_20_Contents">doc</text:p>
          </table:table-cell>
          <table:table-cell table:style-name="Table4.B2" office:value-type="string">
            <text:p text:style-name="P1">Contains documentation: user manual, functional specification, presentation</text:p>
          </table:table-cell>
        </table:table-row>
        <table:table-row>
          <table:table-cell table:style-name="Table4.A2" office:value-type="string">
            <text:p text:style-name="Table_20_Contents">server</text:p>
          </table:table-cell>
          <table:table-cell table:style-name="Table4.B2" office:value-type="string">
            <text:p text:style-name="P1">Contains Apache Tomcat server 7.0.57</text:p>
          </table:table-cell>
        </table:table-row>
        <table:table-row>
          <table:table-cell table:style-name="Table4.A2" office:value-type="string">
            <text:p text:style-name="Table_20_Contents">src</text:p>
          </table:table-cell>
          <table:table-cell table:style-name="Table4.B2" office:value-type="string">
            <text:p text:style-name="P1">Contains Java sources</text:p>
          </table:table-cell>
        </table:table-row>
        <table:table-row>
          <table:table-cell table:style-name="Table4.A2" office:value-type="string">
            <text:p text:style-name="Table_20_Contents">src-update</text:p>
          </table:table-cell>
          <table:table-cell table:style-name="Table4.B2" office:value-type="string">
            <text:p text:style-name="P1">Contains Java sources for updater only</text:p>
          </table:table-cell>
        </table:table-row>
        <table:table-row>
          <table:table-cell table:style-name="Table4.A2" office:value-type="string">
            <text:p text:style-name="Table_20_Contents">WebContent</text:p>
          </table:table-cell>
          <table:table-cell table:style-name="Table4.B2" office:value-type="string">
            <text:p text:style-name="P1">Contains web resources (xhtml, css, images)</text:p>
          </table:table-cell>
        </table:table-row>
        <table:table-row>
          <table:table-cell table:style-name="Table4.A2" office:value-type="string">
            <text:p text:style-name="Table_20_Contents">build.xml</text:p>
          </table:table-cell>
          <table:table-cell table:style-name="Table4.B2" office:value-type="string">
            <text:p text:style-name="P1">Good old Ant buld file for compiling and generating deployment package</text:p>
          </table:table-cell>
        </table:table-row>
        <table:table-row>
          <table:table-cell table:style-name="Table4.A2" office:value-type="string">
            <text:p text:style-name="Table_20_Contents">COPYING</text:p>
          </table:table-cell>
          <table:table-cell table:style-name="Table4.B2" office:value-type="string">
            <text:p text:style-name="P1">GPL v3 license</text:p>
          </table:table-cell>
        </table:table-row>
        <table:table-row>
          <table:table-cell table:style-name="Table4.A2" office:value-type="string">
            <text:p text:style-name="Table_20_Contents">README.md</text:p>
          </table:table-cell>
          <table:table-cell table:style-name="Table4.B2" office:value-type="string">
            <text:p text:style-name="P1">Read me file</text:p>
          </table:table-cell>
        </table:table-row>
      </table:table>
      <text:p text:style-name="P1"/>
      <text:p text:style-name="P1"><text:soft-page-break/></text:p>
      <text:p text:style-name="P1"/>
      <text:p text:style-name="P1"/>
      <text:p text:style-name="P1"/>
      <text:h text:style-name="Heading_20_2" text:outline-level="2">EEEEE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Table_20_Contents"><draw:frame draw:style-name="fr1" draw:name="graphics1" text:anchor-type="paragraph" svg:x="0in" svg:y="0in" svg:width="0.3035in" svg:height="0.3035in" draw:z-index="0"><draw:image xlink:href="Pictures/10000201000000A6000000A6A1ADA3A4.png" xlink:type="simple" xlink:show="embed" xlink:actuate="onLoad"/><draw:image xlink:href="Pictures/1000159F00000BCC00000BCC763132BE.svg" xlink:type="simple" xlink:show="embed" xlink:actuate="onLoad"/></draw:frame></text:p>
          </table:table-cell>
          <table:table-cell table:style-name="Table6.A1" office:value-type="string">
            <text:p text:style-name="P1">Server must be stopped before running update!</text:p>
          </table:table-cell>
        </table:table-row>
      </table:table>
      <text:p text:style-name="P1"/>
      <text:p text:style-name="P1"/>
      <text:p text:style-name="P1">Start </text:p>
      <text:p text:style-name="P1"/>
      <text:h text:style-name="Heading_20_2" text:outline-level="2">DDDDD</text:h>
      <text:p text:style-name="P1">Download </text:p>
      <text:p text:style-name="P1"/>
      <text:p text:style-name="P1"/>
      <text:h text:style-name="Heading_20_2" text:outline-level="2">Documentation</text:h>
      <text:p text:style-name="P1">Written in OpenOffice</text:p>
      <text:p text:style-name="P1">Arial font, size 12</text:p>
      <text:p text:style-name="P1">Table background color: No color</text:p>
      <text:p text:style-name="P1">Table header background color: Orange 10</text:p>
      <text:p text:style-name="P1"/>
      <text:p text:style-name="P1"/>
      <text:p text:style-name="P1">User manual</text:p>
      <text:p text:style-name="P1">Functional specification</text:p>
      <text:p text:style-name="P1">Presentation</text:p>
      <text:p text:style-name="P1"/>
      <text:p text:style-name="P1"/>
      <text:p text:style-name="P1"><text:s/></text:p>
      <text:p text:style-name="P1"/>
      <text:p text:style-name="P1"/>
      <text:p text:style-name="P1"/>
      <text:p text:style-name="P1"/>
      <text:h text:style-name="P46" text:outline-level="1">Updater</text:h>
      <text:h text:style-name="Heading_20_2" text:outline-level="2">Install script</text:h>
      <text:p text:style-name="P1">Install script defines actions on files during upgrade procedure. Typical usage of install script is to backup existing configuration, clean Tomcat work directories and download new necessary files.</text:p>
      <text:p text:style-name="P1"/>
      <text:p text:style-name="P1"/>
      <text:p text:style-name="P1">Installation script is retrieved from the server before upgrade procedure starts:</text:p>
      <text:p text:style-name="P1"/>
      <text:p text:style-name="P1"><text:a xlink:type="simple" xlink:href="http://www.matjazcerkvenik.si/projects/download/DTools/1.2.3/install-script.xml" text:style-name="Internet_20_link" text:visited-style-name="Visited_20_Internet_20_Link">http://www.matjazcerkvenik.si/projects/download/DTools/$VERSION$/install-script.xml</text:a></text:p>
      <text:p text:style-name="P1"/>
      <text:p text:style-name="P1">where $VERSION$ must be replaced with concrete version.</text:p>
      <text:p text:style-name="P1"/>
      <text:p text:style-name="P1"/>
      <text:p text:style-name="P1">Install script is xml file that contains a list of &lt;action&gt; elements; each &lt;action&gt; element defines type of operation on files or directories (type attribute):</text:p>
      <text:list xml:id="list7460918378785038730" text:style-name="L2">
        <text:list-item>
          <text:p text:style-name="P42">copy (file or directory)</text:p>
        </text:list-item>
        <text:list-item>
          <text:p text:style-name="P42">move (file or directory)</text:p>
        </text:list-item>
        <text:list-item>
          <text:p text:style-name="P42">delete (file or directory)</text:p>
        </text:list-item>
        <text:list-item>
          <text:p text:style-name="P42">download (file)</text:p>
        </text:list-item>
      </text:list>
      <text:p text:style-name="P1"/>
      <text:p text:style-name="P1">&lt;action&gt; element can contain the following child elements:</text:p>
      <text:list xml:id="list1881653865015988513" text:style-name="L3">
        <text:list-item>
          <text:p text:style-name="P43">&lt;source&gt; - defines source file or directory</text:p>
        </text:list-item>
        <text:list-item>
          <text:p text:style-name="P43">&lt;dest&gt; - defines destination file or directory</text:p>
        </text:list-item>
        <text:list-item>
          <text:p text:style-name="P43">&lt;md5&gt; - defines md5 checksum of downloaded file to check integrity; <text:s/>mandatory only for download action type</text:p>
        </text:list-item>
      </text:list>
      <text:p text:style-name="P1"/>
      <text:p text:style-name="Text_20_body"/>
      <text:p text:style-name="P1"/>
      <text:h text:style-name="Heading_20_3" text:outline-level="3">Copy action</text:h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12"><text:span text:style-name="T9">&lt;</text:span><text:span text:style-name="T11">action</text:span> <text:span text:style-name="T13">type</text:span><text:span text:style-name="T1">=</text:span><text:span text:style-name="T7">"copy"</text:span><text:span text:style-name="T9">&gt;</text:span></text:p>
            <text:p text:style-name="P32"><text:span text:style-name="T1"><text:tab/></text:span><text:span text:style-name="T9">&lt;</text:span><text:span text:style-name="T11">source</text:span><text:span text:style-name="T9">&gt;</text:span><text:span text:style-name="T1">$DTOOLS_HOME$/test</text:span><text:span text:style-name="T9">&lt;/</text:span><text:span text:style-name="T11">source</text:span><text:span text:style-name="T9">&gt;</text:span></text:p>
            <text:p text:style-name="P32"><text:span text:style-name="T1"><text:tab/></text:span><text:span text:style-name="T9">&lt;</text:span><text:span text:style-name="T11">dest</text:span><text:span text:style-name="T9">&gt;</text:span><text:span text:style-name="T1">$DTOOLS_HOME$/test2/test-copy</text:span><text:span text:style-name="T9">&lt;/</text:span><text:span text:style-name="T11">dest</text:span><text:span text:style-name="T9">&gt;</text:span></text:p>
            <text:p text:style-name="P33"><text:span text:style-name="T10">&lt;/</text:span><text:span text:style-name="T12">action</text:span><text:span text:style-name="T10">&gt;</text:span></text:p>
          </table:table-cell>
          <table:covered-table-cell/>
        </table:table-row>
        <table:table-row>
          <table:table-cell table:style-name="Table2.A2" office:value-type="string">
            <text:p text:style-name="P14">&lt;source&gt;</text:p>
          </table:table-cell>
          <table:table-cell table:style-name="Table2.B2" office:value-type="string">
            <text:p text:style-name="P14">Absolute path to source file or directory to be copied.</text:p>
          </table:table-cell>
        </table:table-row>
        <table:table-row>
          <table:table-cell table:style-name="Table2.A2" office:value-type="string">
            <text:p text:style-name="P14">&lt;dest&gt;</text:p>
          </table:table-cell>
          <table:table-cell table:style-name="Table2.B2" office:value-type="string">
            <text:p text:style-name="P14">Absolute path to destination file or directory.</text:p>
            <text:p text:style-name="P14">The filename or directory name may be different as source file.</text:p>
            <text:p text:style-name="P14">Directories on the path will be created automatically if they don't exist.</text:p>
          </table:table-cell>
        </table:table-row>
      </table:table>
      <text:p text:style-name="P1"/>
      <text:p text:style-name="P1"/>
      <text:p text:style-name="P1"/>
      <text:h text:style-name="Heading_20_3" text:outline-level="3">Move action</text:h>
      <text:p text:style-name="P1"/>
      <text:p text:style-name="P1"><text:soft-page-break/>Before moving it is recomended to delete destination file or directory, because move operation will not override the destination file or directory (see delete action)!</text:p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12"><text:span text:style-name="T9">&lt;</text:span><text:span text:style-name="T11">action</text:span><text:span text:style-name="T9"> </text:span><text:span text:style-name="T13">type</text:span><text:span text:style-name="T1">=</text:span><text:span text:style-name="T7">"move"</text:span><text:span text:style-name="T9">&gt;</text:span></text:p>
            <text:p text:style-name="P32"><text:span text:style-name="T1"><text:tab/></text:span><text:span text:style-name="T9">&lt;</text:span><text:span text:style-name="T11">source</text:span><text:span text:style-name="T9">&gt;</text:span><text:span text:style-name="T1">$DTOOLS_HOME$/test</text:span><text:span text:style-name="T9">&lt;/</text:span><text:span text:style-name="T11">source</text:span><text:span text:style-name="T9">&gt;</text:span></text:p>
            <text:p text:style-name="P32"><text:span text:style-name="T1"><text:tab/></text:span><text:span text:style-name="T9">&lt;</text:span><text:span text:style-name="T11">dest</text:span><text:span text:style-name="T9">&gt;</text:span><text:span text:style-name="T1">$DTOOLS_HOME$/test2/test</text:span><text:span text:style-name="T9">&lt;/</text:span><text:span text:style-name="T11">dest</text:span><text:span text:style-name="T9">&gt;</text:span></text:p>
            <text:p text:style-name="P33"><text:span text:style-name="T10">&lt;/</text:span><text:span text:style-name="T12">action</text:span><text:span text:style-name="T10">&gt;</text:span></text:p>
          </table:table-cell>
          <table:covered-table-cell/>
        </table:table-row>
        <table:table-row>
          <table:table-cell table:style-name="Table3.A2" office:value-type="string">
            <text:p text:style-name="P14">&lt;source&gt;</text:p>
          </table:table-cell>
          <table:table-cell table:style-name="Table3.B2" office:value-type="string">
            <text:p text:style-name="P14">Absolute path to source file or directory to be moved.</text:p>
          </table:table-cell>
        </table:table-row>
        <table:table-row>
          <table:table-cell table:style-name="Table3.A2" office:value-type="string">
            <text:p text:style-name="P14">&lt;dest&gt;</text:p>
          </table:table-cell>
          <table:table-cell table:style-name="Table3.B2" office:value-type="string">
            <text:p text:style-name="P14">Absolute path to destination file or directory.</text:p>
            <text:p text:style-name="P14">The filename may be different as source filename.</text:p>
            <text:p text:style-name="P14">If moving directory, the destination directory name must remain the same.</text:p>
            <text:p text:style-name="P14">Directories on the path will be created automatically if they don't exist.</text:p>
          </table:table-cell>
        </table:table-row>
      </table:table>
      <text:p text:style-name="P1"/>
      <text:p text:style-name="P1"/>
      <text:p text:style-name="P1"/>
      <text:h text:style-name="Heading_20_3" text:outline-level="3">Delete action</text:h>
      <text:p text:style-name="P1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12"><text:span text:style-name="T9">&lt;</text:span><text:span text:style-name="T11">action</text:span><text:span text:style-name="T9"> </text:span><text:span text:style-name="T13">type</text:span><text:span text:style-name="T1">=</text:span><text:span text:style-name="T7">"delete"</text:span><text:span text:style-name="T9">&gt;</text:span></text:p>
            <text:p text:style-name="P32"><text:span text:style-name="T1"><text:tab/></text:span><text:span text:style-name="T9">&lt;</text:span><text:span text:style-name="T11">source</text:span><text:span text:style-name="T9">&gt;</text:span><text:span text:style-name="T1">$DTOOLS_HOME$/test/doc/DTools User Manual.odt</text:span><text:span text:style-name="T9">&lt;/</text:span><text:span text:style-name="T11">source</text:span><text:span text:style-name="T9">&gt;</text:span></text:p>
            <text:p text:style-name="P33"><text:span text:style-name="T10">&lt;/</text:span><text:span text:style-name="T12">action</text:span><text:span text:style-name="T10">&gt;</text:span></text:p>
          </table:table-cell>
          <table:covered-table-cell/>
        </table:table-row>
        <table:table-row>
          <table:table-cell table:style-name="Table5.A2" office:value-type="string">
            <text:p text:style-name="P14">&lt;source&gt;</text:p>
          </table:table-cell>
          <table:table-cell table:style-name="Table5.B2" office:value-type="string">
            <text:p text:style-name="P14">Absolute path to source file or directory to be deleted.</text:p>
            <text:p text:style-name="P14">If deleting directory, all files and subdirectories will be deleted.</text:p>
          </table:table-cell>
        </table:table-row>
        <table:table-row>
          <table:table-cell table:style-name="Table5.A2" office:value-type="string">
            <text:p text:style-name="P14">&lt;dest&gt;</text:p>
          </table:table-cell>
          <table:table-cell table:style-name="Table5.B2" office:value-type="string">
            <text:p text:style-name="P14">Not required</text:p>
          </table:table-cell>
        </table:table-row>
      </table:table>
      <text:p text:style-name="P1"/>
      <text:p text:style-name="P1"/>
      <text:p text:style-name="P1"/>
      <text:h text:style-name="Heading_20_3" text:outline-level="3">Download action</text:h>
      <text:p text:style-name="P1"/>
      <table:table table:name="Table11" table:style-name="Table11">
        <table:table-column table:style-name="Table11.A"/>
        <table:table-column table:style-name="Table11.B"/>
        <table:table-row>
          <table:table-cell table:style-name="Table11.A1" table:number-columns-spanned="2" office:value-type="string">
            <text:p text:style-name="P12"><text:span text:style-name="T9">&lt;</text:span><text:span text:style-name="T11">action</text:span><text:span text:style-name="T9"> </text:span><text:span text:style-name="T13">type</text:span><text:span text:style-name="T1">=</text:span><text:span text:style-name="T7">"download"</text:span><text:span text:style-name="T9">&gt;</text:span></text:p>
            <text:p text:style-name="P32"><text:span text:style-name="T1"><text:tab/></text:span><text:span text:style-name="T9">&lt;</text:span><text:span text:style-name="T11">source</text:span><text:span text:style-name="T9">&gt;</text:span><text:span text:style-name="T1">http://hostname/downloads/$VERSION$/DTools.war</text:span><text:span text:style-name="T9">&lt;/</text:span><text:span text:style-name="T11">source</text:span><text:span text:style-name="T9">&gt;</text:span></text:p>
            <text:p text:style-name="P32"><text:span text:style-name="T1"><text:tab/></text:span><text:span text:style-name="T9">&lt;</text:span><text:span text:style-name="T11">dest</text:span><text:span text:style-name="T9">&gt;</text:span><text:span text:style-name="T1">$DTOOLS_HOM</text:span><text:span text:style-name="T2">E$/apache-tomcat/webapps/DTools.war</text:span><text:span text:style-name="T9">&lt;/</text:span><text:span text:style-name="T11">dest</text:span><text:span text:style-name="T9">&gt;</text:span></text:p>
            <text:p text:style-name="P32"><text:span text:style-name="T1"><text:tab/></text:span><text:span text:style-name="T9">&lt;</text:span><text:span text:style-name="T11">md5</text:span><text:span text:style-name="T9">&gt;</text:span><text:span text:style-name="T1">2761e0a1f6d3691bcea85e2b0219bee3</text:span><text:span text:style-name="T9">&lt;/</text:span><text:span text:style-name="T11">md5</text:span><text:span text:style-name="T9">&gt;</text:span></text:p>
            <text:p text:style-name="P33"><text:span text:style-name="T10">&lt;/</text:span><text:span text:style-name="T12">action</text:span><text:span text:style-name="T10">&gt;</text:span></text:p>
          </table:table-cell>
          <table:covered-table-cell/>
        </table:table-row>
        <table:table-row>
          <table:table-cell table:style-name="Table11.A2" office:value-type="string">
            <text:p text:style-name="P14">&lt;source&gt;</text:p>
          </table:table-cell>
          <table:table-cell table:style-name="Table11.B2" office:value-type="string">
            <text:p text:style-name="P14">URL of source file.</text:p>
          </table:table-cell>
        </table:table-row>
        <table:table-row>
          <table:table-cell table:style-name="Table11.A2" office:value-type="string">
            <text:p text:style-name="P14">&lt;dest&gt;</text:p>
          </table:table-cell>
          <table:table-cell table:style-name="Table11.B2" office:value-type="string">
            <text:p text:style-name="P14">Absolute path to destination file.</text:p>
          </table:table-cell>
        </table:table-row>
        <table:table-row>
          <table:table-cell table:style-name="Table11.A2" office:value-type="string">
            <text:p text:style-name="P14">&lt;md5&gt;</text:p>
          </table:table-cell>
          <table:table-cell table:style-name="Table11.B2" office:value-type="string">
            <text:p text:style-name="P14">MD5 checksum of downloaded file.</text:p>
            <text:p text:style-name="P14">Mandatory for download action.</text:p>
          </table:table-cell>
        </table:table-row>
      </table:table>
      <text:p text:style-name="P1"/>
      <text:p text:style-name="P1"/>
      <text:p text:style-name="Text_20_body"/>
      <text:p text:style-name="Text_20_body"/>
      <text:p text:style-name="Text_20_body"/>
      <text:h text:style-name="Heading_20_2" text:outline-level="2"><text:soft-page-break/>WWWWWWWW</text:h>
      <text:p text:style-name="Text_20_body">DTools </text:p>
      <text:p text:style-name="Text_20_body"/>
      <text:h text:style-name="P50" text:outline-level="2">AAAAA</text:h>
      <text:p text:style-name="P1">By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Ping</text:p>
      <text:p text:style-name="P1"/>
      <text:p text:style-name="P1">Several types of pings are used to test connection with node.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5">Monitoring Class</text:p>
          </table:table-cell>
          <table:table-cell table:style-name="Table1.B1" office:value-type="string">
            <text:p text:style-name="P15">Description</text:p>
          </table:table-cell>
        </table:table-row>
        <table:table-row>
          <table:table-cell table:style-name="Table1.A2" office:value-type="string">
            <text:p text:style-name="P14">ICMP_PING</text:p>
          </table:table-cell>
          <table:table-cell table:style-name="Table1.B2" office:value-type="string">
            <text:p text:style-name="P14">Java implementation of ICMP ping (isAvailable()).</text:p>
            <text:p text:style-name="P14">Requires no arguments.</text:p>
          </table:table-cell>
        </table:table-row>
        <table:table-row>
          <table:table-cell table:style-name="Table1.A2" office:value-type="string">
            <text:p text:style-name="P14">PORT_PING</text:p>
          </table:table-cell>
          <table:table-cell table:style-name="Table1.B2" office:value-type="string">
            <text:p text:style-name="P14">Try connecting to specified port; if connection is successful the port is opened by a process or application.</text:p>
            <text:p text:style-name="P14"/>
            <text:p text:style-name="P14">Arguments:</text:p>
            <text:p text:style-name="P14">port</text:p>
          </table:table-cell>
        </table:table-row>
        <table:table-row>
          <table:table-cell table:style-name="Table1.A2" office:value-type="string">
            <text:p text:style-name="P14">HTTP_PING</text:p>
          </table:table-cell>
          <table:table-cell table:style-name="Table1.B2" office:value-type="string">
            <text:p text:style-name="P14">Retrieve HTTP error code from the server.</text:p>
            <text:p text:style-name="P14"/>
            <text:p text:style-name="P14">Arguments:</text:p>
            <text:p text:style-name="P14">url</text:p>
          </table:table-cell>
        </table:table-row>
      </table:table>
      <text:p text:style-name="P1"/>
      <text:p text:style-name="P1"/>
      <text:p text:style-name="P1"/>
      <text:p text:style-name="P1">Error codes</text:p>
      <text:p text:style-name="P1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15">Error code</text:p>
          </table:table-cell>
          <table:table-cell table:style-name="Table8.A1" office:value-type="string">
            <text:p text:style-name="P15">Description</text:p>
          </table:table-cell>
          <table:table-cell table:style-name="Table8.C1" office:value-type="string">
            <text:p text:style-name="P15">Icon</text:p>
          </table:table-cell>
        </table:table-row>
        <table:table-row>
          <table:table-cell table:style-name="Table8.A2" office:value-type="float" office:value="0">
            <text:p text:style-name="P14">0</text:p>
          </table:table-cell>
          <table:table-cell table:style-name="Table8.B2" office:value-type="string">
            <text:p text:style-name="P14">Successful response</text:p>
          </table:table-cell>
          <table:table-cell table:style-name="Table8.C2" office:value-type="string">
            <text:p text:style-name="P14">Green</text:p>
          </table:table-cell>
        </table:table-row>
        <table:table-row>
          <table:table-cell table:style-name="Table8.A2" office:value-type="float" office:value="1">
            <text:p text:style-name="P14">1</text:p>
          </table:table-cell>
          <table:table-cell table:style-name="Table8.B2" office:value-type="string">
            <text:p text:style-name="P14">Reserved</text:p>
          </table:table-cell>
          <table:table-cell table:style-name="Table8.C2" office:value-type="string">
            <text:p text:style-name="P14"/>
          </table:table-cell>
        </table:table-row>
        <table:table-row>
          <table:table-cell table:style-name="Table8.A2" office:value-type="float" office:value="10">
            <text:p text:style-name="P14">10</text:p>
          </table:table-cell>
          <table:table-cell table:style-name="Table8.B2" office:value-type="string">
            <text:p text:style-name="P14">UnknownHostException</text:p>
          </table:table-cell>
          <table:table-cell table:style-name="Table8.C2" office:value-type="string">
            <text:p text:style-name="P14">Yellow</text:p>
          </table:table-cell>
        </table:table-row>
        <table:table-row>
          <table:table-cell table:style-name="Table8.A2">
            <text:p text:style-name="P14"/>
          </table:table-cell>
          <table:table-cell table:style-name="Table8.B2" office:value-type="string">
            <text:p text:style-name="P14"/>
          </table:table-cell>
          <table:table-cell table:style-name="Table8.C2" office:value-type="string">
            <text:p text:style-name="P14"/>
          </table:table-cell>
        </table:table-row>
        <table:table-row>
          <table:table-cell table:style-name="Table8.A2">
            <text:p text:style-name="P14"/>
          </table:table-cell>
          <table:table-cell table:style-name="Table8.B2" office:value-type="string">
            <text:p text:style-name="P14"/>
          </table:table-cell>
          <table:table-cell table:style-name="Table8.C2" office:value-type="string">
            <text:p text:style-name="P14"/>
          </table:table-cell>
        </table:table-row>
        <table:table-row>
          <table:table-cell table:style-name="Table8.A2">
            <text:p text:style-name="P14"/>
          </table:table-cell>
          <table:table-cell table:style-name="Table8.B2" office:value-type="string">
            <text:p text:style-name="P14"/>
          </table:table-cell>
          <table:table-cell table:style-name="Table8.C2" office:value-type="string">
            <text:p text:style-name="P14"/>
          </table:table-cell>
        </table:table-row>
        <table:table-row>
          <table:table-cell table:style-name="Table8.A2">
            <text:p text:style-name="P14"/>
          </table:table-cell>
          <table:table-cell table:style-name="Table8.B2" office:value-type="string">
            <text:p text:style-name="P14"/>
          </table:table-cell>
          <table:table-cell table:style-name="Table8.C2" office:value-type="string">
            <text:p text:style-name="P14"/>
          </table:table-cell>
        </table:table-row>
        <text:soft-page-break/>
        <table:table-row>
          <table:table-cell table:style-name="Table8.A2" office:value-type="float" office:value="99">
            <text:p text:style-name="P14">99</text:p>
          </table:table-cell>
          <table:table-cell table:style-name="Table8.B2" office:value-type="string">
            <text:p text:style-name="P14">Exception</text:p>
          </table:table-cell>
          <table:table-cell table:style-name="Table8.C2" office:value-type="string">
            <text:p text:style-name="P14">Red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Node statistics</text:p>
      <text:p text:style-name="P1"/>
      <text:p text:style-name="P1">Node availability</text:p>
      <text:p text:style-name="P1"/>
      <text:p text:style-name="P1">Node availability shows pie chart how much time the node was reachable (in %) in the last N hours.</text:p>
      <text:p text:style-name="P1">Node UP is considered only when returned errorCode for ICMP ping is 1 (OK).</text:p>
      <text:p text:style-name="P1">Node DOWN is considered when:</text:p>
      <text:p text:style-name="P1">ICMP ping was unsuccessful</text:p>
      <text:p text:style-name="P1">monitoring was not running</text:p>
      <text:p text:style-name="P1">DTools server was shutdown</text:p>
      <text:p text:style-name="P1"/>
      <text:p text:style-name="P1"/>
      <text:p text:style-name="P1"/>
      <text:p text:style-name="P1">Implementation</text:p>
      <text:p text:style-name="P1"/>
      <text:p text:style-name="P1">Create empty box for each minute interval.</text:p>
      <text:p text:style-name="P1">Parse ping.log file and distribute ping statuses in corresponding interval.</text:p>
      <text:p text:style-name="P1">Then simply count boxes with UP and DOWN statuses and calculate percentage.</text:p>
      <text:p text:style-name="P1"/>
      <text:p text:style-name="P1"/>
      <text:p text:style-name="P1">Example</text:p>
      <text:p text:style-name="P1"/>
      <text:p text:style-name="P1">History = 3 hours</text:p>
      <text:p text:style-name="P1"/>
      <text:p text:style-name="P1">Create 180 empty boxes. First box starts at time T and has time frame of T + 60 sec; next box starts at T + 60 and ends at T + 120 and so on.</text:p>
      <text:p text:style-name="P1">Parse log file and find a box where to put corresponding PingStatus according to its start time.</text:p>
      <text:p text:style-name="P1">Statuses older than 3 hours will not fit into any box.</text:p>
      <text:p text:style-name="P1"/>
      <text:p text:style-name="P1">Warning</text:p>
      <text:p text:style-name="P1">Node availability can show inacurate data if the ping interval is changed.</text:p>
      <text:p text:style-name="P1">First the calculations are rounded to nearest integer value (float not supported).</text:p>
      <text:p text:style-name="P1">Second, let's say the ping interval is 5 minutes and is shortened to 1 minute. Then the node availability chart (which calculates 1 minute intervals) will show that 4 out of 5 minutes the node was down although it wasn't. After some time, when enough data with changed interval is collected, the availability will show correct picture.</text:p>
      <text:p text:style-name="P1"/>
      <text:p text:style-name="P1"/>
      <text:p text:style-name="P1"/>
      <text:p text:style-name="P1">The deviatiations in charts depend on the ping interval and the timing when 'Generate <text:soft-page-break/>chart' button is pressed. Deviations can also occur because of rounding the calculations to the nearest integer value.</text:p>
      <text:p text:style-name="P1"/>
      <text:p text:style-name="P1">Example 1:</text:p>
      <text:p text:style-name="P1">If ping is sent each minute, then after half an hour the availability chart should show exactly 50% availability. Instead it shows only 48% or 53%, depends when the last ping was sent and when the 'Generate chart' button was pressed.</text:p>
      <text:p text:style-name="P1"/>
      <text:p text:style-name="P1">Example 2:</text:p>
      <text:p text:style-name="P1">Ping interval is 1 hour and chart is generated for the last hour. If 'Generate chart' button is pressed at 0:59:59 the chart will show 0% availability, while one second later it will show 100% availability in the last hour.</text:p>
      <text:p text:style-name="P1"/>
      <text:p text:style-name="P1"/>
      <text:p text:style-name="P1"/>
      <text:p text:style-name="P1"/>
      <text:h text:style-name="P45" text:outline-level="1">Version history</text:h>
      <text:p text:style-name="P1"/>
      <text:p text:style-name="P1"/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float" office:value="0">
            <text:p text:style-name="P14">Version:</text:p>
          </table:table-cell>
          <table:table-cell table:style-name="Table23.B1" office:value-type="float" office:value="0">
            <text:p text:style-name="P27">x</text:p>
          </table:table-cell>
        </table:table-row>
        <table:table-row>
          <table:table-cell table:style-name="Table23.A2" office:value-type="float" office:value="0">
            <text:p text:style-name="P14">Release date:</text:p>
          </table:table-cell>
          <table:table-cell table:style-name="Table23.B2">
            <text:p text:style-name="P28"/>
          </table:table-cell>
        </table:table-row>
        <table:table-row>
          <table:table-cell table:style-name="Table23.A2" office:value-type="float" office:value="0">
            <text:p text:style-name="P14">Notes:</text:p>
          </table:table-cell>
          <table:table-cell table:style-name="Table23.B2">
            <text:p text:style-name="P14"/>
          </table:table-cell>
        </table:table-row>
        <table:table-row>
          <table:table-cell table:style-name="Table23.B2" table:number-columns-spanned="2">
            <text:p text:style-name="P11"/>
          </table:table-cell>
          <table:covered-table-cell/>
        </table:table-row>
      </table:table>
      <text:p text:style-name="P1"/>
      <text:p text:style-name="P1"/>
      <text:p text:style-name="P1"/>
      <table:table table:name="Table48" table:style-name="Table48">
        <table:table-column table:style-name="Table48.A"/>
        <table:table-column table:style-name="Table48.B"/>
        <table:table-row>
          <table:table-cell table:style-name="Table48.A1" office:value-type="float" office:value="0">
            <text:p text:style-name="P14">Version:</text:p>
          </table:table-cell>
          <table:table-cell table:style-name="Table48.B1" office:value-type="float" office:value="0">
            <text:p text:style-name="P21">5.3.0-alpha.02</text:p>
          </table:table-cell>
        </table:table-row>
        <table:table-row>
          <table:table-cell table:style-name="Table48.A2" office:value-type="float" office:value="0">
            <text:p text:style-name="P14">Release date:</text:p>
          </table:table-cell>
          <table:table-cell table:style-name="Table48.B2">
            <text:p text:style-name="P28"/>
          </table:table-cell>
        </table:table-row>
        <table:table-row>
          <table:table-cell table:style-name="Table48.A2" office:value-type="float" office:value="0">
            <text:p text:style-name="P14">Notes:</text:p>
          </table:table-cell>
          <table:table-cell table:style-name="Table48.B2">
            <text:p text:style-name="P14"/>
          </table:table-cell>
        </table:table-row>
        <table:table-row>
          <table:table-cell table:style-name="Table48.B2" table:number-columns-spanned="2" office:value-type="float" office:value="0">
            <text:p text:style-name="P8">- added ssh clients witth open connections to active items list (home view)</text:p>
            <text:p text:style-name="P8">- show client status in ssh clients view</text:p>
          </table:table-cell>
          <table:covered-table-cell/>
        </table:table-row>
      </table:table>
      <text:p text:style-name="P1"/>
      <text:p text:style-name="P1"/>
      <text:p text:style-name="P1"/>
      <table:table table:name="Table47" table:style-name="Table47">
        <table:table-column table:style-name="Table47.A"/>
        <table:table-column table:style-name="Table47.B"/>
        <table:table-row>
          <table:table-cell table:style-name="Table47.A1" office:value-type="float" office:value="0">
            <text:p text:style-name="P19">Version:</text:p>
          </table:table-cell>
          <table:table-cell table:style-name="Table47.B1" office:value-type="float" office:value="0">
            <text:p text:style-name="P21">5.3.0-alpha.01</text:p>
          </table:table-cell>
        </table:table-row>
        <table:table-row>
          <table:table-cell table:style-name="Table47.A2" office:value-type="float" office:value="0">
            <text:p text:style-name="P19">Release date:</text:p>
          </table:table-cell>
          <table:table-cell table:style-name="Table47.B2" office:value-type="float" office:value="0">
            <text:p text:style-name="P20">22.6.2016</text:p>
          </table:table-cell>
        </table:table-row>
        <table:table-row>
          <table:table-cell table:style-name="Table47.A2" office:value-type="float" office:value="0">
            <text:p text:style-name="P19">Notes:</text:p>
          </table:table-cell>
          <table:table-cell table:style-name="Table47.B2">
            <text:p text:style-name="P19"/>
          </table:table-cell>
        </table:table-row>
        <table:table-row>
          <table:table-cell table:style-name="Table47.B2" table:number-columns-spanned="2" office:value-type="float" office:value="0">
            <text:p text:style-name="P7">- new SSH client view</text:p>
            <text:p text:style-name="P34">- configurable disconnect timeout for SSH client</text:p>
            <text:p text:style-name="P34">- add/delete frequently used commands</text:p>
            <text:p text:style-name="P34">- automatically delete old responses (aging period configurable in properties)</text:p>
            <text:p text:style-name="P34">- flag responses which will not be automatically deleted (aka. favorites)</text:p>
            <text:p text:style-name="P34">- moved <text:span text:style-name="T1">ssh</text:span> responses from home page to <text:span text:style-name="T1">ssh</text:span> client view (for each host)</text:p>
            <text:p text:style-name="P34">- moved AES and MD5 classes to package io</text:p>
            <text:p text:style-name="P34">- removed sources from package</text:p>
            <text:p text:style-name="P34">- removed WebContent from package</text:p>
            <text:p text:style-name="P34">- removed ant build.xml files from package</text:p>
          </table:table-cell>
          <table:covered-table-cell/>
        </table:table-row>
      </table:table>
      <text:p text:style-name="P1"/>
      <text:p text:style-name="P1"/>
      <text:p text:style-name="P1"/>
      <table:table table:name="Table46" table:style-name="Table46">
        <table:table-column table:style-name="Table46.A"/>
        <table:table-column table:style-name="Table46.B"/>
        <table:table-row>
          <table:table-cell table:style-name="Table46.A1" office:value-type="float" office:value="0">
            <text:p text:style-name="P19">Version:</text:p>
          </table:table-cell>
          <table:table-cell table:style-name="Table46.B1" office:value-type="float" office:value="0">
            <text:p text:style-name="P21">5.2.1</text:p>
          </table:table-cell>
        </table:table-row>
        <table:table-row>
          <table:table-cell table:style-name="Table46.A2" office:value-type="float" office:value="0">
            <text:p text:style-name="P19">Release date:</text:p>
          </table:table-cell>
          <table:table-cell table:style-name="Table46.B2" office:value-type="float" office:value="0">
            <text:p text:style-name="P20">14. june 2016</text:p>
          </table:table-cell>
        </table:table-row>
        <table:table-row>
          <table:table-cell table:style-name="Table46.A2" office:value-type="float" office:value="0">
            <text:p text:style-name="P19">Notes:</text:p>
          </table:table-cell>
          <table:table-cell table:style-name="Table46.B2">
            <text:p text:style-name="P19"/>
          </table:table-cell>
        </table:table-row>
        <table:table-row>
          <table:table-cell table:style-name="Table46.B2" table:number-columns-spanned="2" office:value-type="float" office:value="0">
            <text:p text:style-name="P7">- corrected time (minutes/hours) in charts</text:p>
            <text:p text:style-name="P34">- added authenticationFailure trap as example</text:p>
            <text:p text:style-name="P34">- fixed bug with filename when saving received traps</text:p>
          </table:table-cell>
          <table:covered-table-cell/>
        </table:table-row>
      </table:table>
      <text:p text:style-name="P1"/>
      <text:p text:style-name="P1"/>
      <text:p text:style-name="P1"/>
      <table:table table:name="Table45" table:style-name="Table45">
        <table:table-column table:style-name="Table45.A"/>
        <table:table-column table:style-name="Table45.B"/>
        <table:table-row>
          <table:table-cell table:style-name="Table45.A1" office:value-type="float" office:value="0">
            <text:p text:style-name="P23">Version:</text:p>
          </table:table-cell>
          <table:table-cell table:style-name="Table45.B1" office:value-type="float" office:value="0">
            <text:p text:style-name="P24">5.2.1-beta.01</text:p>
          </table:table-cell>
        </table:table-row>
        <table:table-row>
          <table:table-cell table:style-name="Table45.A2" office:value-type="float" office:value="0">
            <text:p text:style-name="P23">Release date:</text:p>
          </table:table-cell>
          <table:table-cell table:style-name="Table45.B2" office:value-type="float" office:value="0">
            <text:p text:style-name="P25">10. june 2016</text:p>
          </table:table-cell>
        </table:table-row>
        <text:soft-page-break/>
        <table:table-row>
          <table:table-cell table:style-name="Table45.A2" office:value-type="float" office:value="0">
            <text:p text:style-name="P23">Notes:</text:p>
          </table:table-cell>
          <table:table-cell table:style-name="Table45.B2">
            <text:p text:style-name="P23"/>
          </table:table-cell>
        </table:table-row>
        <table:table-row>
          <table:table-cell table:style-name="Table45.B2" table:number-columns-spanned="2" office:value-type="float" office:value="0">
            <text:p text:style-name="P8">- chart size configurable in properties</text:p>
            <text:p text:style-name="P8">- bug fixes</text:p>
          </table:table-cell>
          <table:covered-table-cell/>
        </table:table-row>
      </table:table>
      <text:p text:style-name="P1"/>
      <text:p text:style-name="P1"/>
      <text:p text:style-name="P1"/>
      <table:table table:name="Table39" table:style-name="Table39">
        <table:table-column table:style-name="Table39.A"/>
        <table:table-column table:style-name="Table39.B"/>
        <table:table-row>
          <table:table-cell table:style-name="Table39.A1" office:value-type="float" office:value="0">
            <text:p text:style-name="P14">Version:</text:p>
          </table:table-cell>
          <table:table-cell table:style-name="Table39.B1" office:value-type="float" office:value="0">
            <text:p text:style-name="P21">5.2.1-alpha.02</text:p>
          </table:table-cell>
        </table:table-row>
        <table:table-row>
          <table:table-cell table:style-name="Table39.A2" office:value-type="float" office:value="0">
            <text:p text:style-name="P23">Release date:</text:p>
          </table:table-cell>
          <table:table-cell table:style-name="Table39.B2" office:value-type="float" office:value="0">
            <text:p text:style-name="P25">9. june 2016</text:p>
          </table:table-cell>
        </table:table-row>
        <table:table-row>
          <table:table-cell table:style-name="Table39.A2" office:value-type="float" office:value="0">
            <text:p text:style-name="P23">Notes:</text:p>
          </table:table-cell>
          <table:table-cell table:style-name="Table39.B2">
            <text:p text:style-name="P23"/>
          </table:table-cell>
        </table:table-row>
        <table:table-row>
          <table:table-cell table:style-name="Table39.B2" table:number-columns-spanned="2" office:value-type="float" office:value="0">
            <text:p text:style-name="P7">- added availability chart</text:p>
            <text:p text:style-name="P34">- added ping response time charts</text:p>
            <text:p text:style-name="P34">- <text:span text:style-name="T1">addred</text:span> ping response time histogram chart</text:p>
            <text:p text:style-name="P34">- stop monitoring on shutdown</text:p>
            <text:p text:style-name="P34">- stop clean thread on shutdown</text:p>
            <text:p text:style-name="P34">- show ajax status when generating chart</text:p>
            <text:p text:style-name="P34"><text:span text:style-name="T16">- added </text:span><text:span text:style-name="T6">javadoc</text:span></text:p>
            <text:p text:style-name="P34">- code optimization and refactoring</text:p>
            <text:p text:style-name="P34">- minor bug fixes</text:p>
          </table:table-cell>
          <table:covered-table-cell/>
        </table:table-row>
      </table:table>
      <text:p text:style-name="P1"/>
      <text:p text:style-name="P1"/>
      <text:p text:style-name="P1"/>
      <table:table table:name="Table40" table:style-name="Table40">
        <table:table-column table:style-name="Table40.A"/>
        <table:table-column table:style-name="Table40.B"/>
        <table:table-row>
          <table:table-cell table:style-name="Table40.A1" office:value-type="float" office:value="0">
            <text:p text:style-name="P19">Version:</text:p>
          </table:table-cell>
          <table:table-cell table:style-name="Table40.B1" office:value-type="float" office:value="0">
            <text:p text:style-name="P21">5.2.1-alpha.01</text:p>
          </table:table-cell>
        </table:table-row>
        <table:table-row>
          <table:table-cell table:style-name="Table40.A2" office:value-type="float" office:value="0">
            <text:p text:style-name="P19">Release date:</text:p>
          </table:table-cell>
          <table:table-cell table:style-name="Table40.B2" office:value-type="float" office:value="42216">
            <text:p text:style-name="P20">25. may 2016</text:p>
          </table:table-cell>
        </table:table-row>
        <table:table-row>
          <table:table-cell table:style-name="Table40.A2" office:value-type="float" office:value="0">
            <text:p text:style-name="P19">Notes:</text:p>
          </table:table-cell>
          <table:table-cell table:style-name="Table40.B2">
            <text:p text:style-name="P19"/>
          </table:table-cell>
        </table:table-row>
        <table:table-row>
          <table:table-cell table:style-name="Table40.B2" table:number-columns-spanned="2" office:value-type="float" office:value="0">
            <text:p text:style-name="P7">- it's time to move the versions upwards, from 0.5.2 to 5.2.1</text:p>
            <text:p text:style-name="P34">- statistics support and drawing charts</text:p>
            <text:p text:style-name="P35"><text:span text:style-name="T15">- clean thread to periodically clean </text:span><text:span text:style-name="T5">temp</text:span><text:span text:style-name="T15"> </text:span><text:span text:style-name="T5">dir</text:span></text:p>
          </table:table-cell>
          <table:covered-table-cell/>
        </table:table-row>
      </table:table>
      <text:p text:style-name="P1"/>
      <text:p text:style-name="P1"/>
      <text:p text:style-name="P1"/>
      <table:table table:name="Table41" table:style-name="Table41">
        <table:table-column table:style-name="Table41.A"/>
        <table:table-column table:style-name="Table41.B"/>
        <table:table-row>
          <table:table-cell table:style-name="Table41.A1" office:value-type="float" office:value="0">
            <text:p text:style-name="P19">Version:</text:p>
          </table:table-cell>
          <table:table-cell table:style-name="Table41.B1" office:value-type="float" office:value="0">
            <text:p text:style-name="P21">0.5.2</text:p>
          </table:table-cell>
        </table:table-row>
        <table:table-row>
          <table:table-cell table:style-name="Table41.A2" office:value-type="float" office:value="0">
            <text:p text:style-name="P19">Release date:</text:p>
          </table:table-cell>
          <table:table-cell table:style-name="Table41.B2" office:value-type="float" office:value="42216">
            <text:p text:style-name="P20">26. <text:span text:style-name="T1">april</text:span> 2016</text:p>
          </table:table-cell>
        </table:table-row>
        <table:table-row>
          <table:table-cell table:style-name="Table41.A2" office:value-type="float" office:value="0">
            <text:p text:style-name="P19">Notes:</text:p>
          </table:table-cell>
          <table:table-cell table:style-name="Table41.B2">
            <text:p text:style-name="P19"/>
          </table:table-cell>
        </table:table-row>
        <table:table-row>
          <table:table-cell table:style-name="Table41.B2" table:number-columns-spanned="2" office:value-type="float" office:value="0">
            <text:p text:style-name="P7">- add/delete network location button</text:p>
            <text:p text:style-name="P34">- fixed template files for configuration</text:p>
            <text:p text:style-name="P34">- fixed active items to show properly for each location</text:p>
            <text:p text:style-name="P34">- fixed bug if no location files exist - create default one</text:p>
            <text:p text:style-name="P34">- renamed NetworkNodesBean to NetworkBean</text:p>
            <text:p text:style-name="P34">- fixed bug with refreshing after create/delete location</text:p>
          </table:table-cell>
          <table:covered-table-cell/>
        </table:table-row>
      </table:table>
      <text:p text:style-name="P1"/>
      <text:p text:style-name="P1"/>
      <text:p text:style-name="P1"/>
      <table:table table:name="Table42" table:style-name="Table42">
        <table:table-column table:style-name="Table42.A"/>
        <table:table-column table:style-name="Table42.B"/>
        <table:table-row>
          <table:table-cell table:style-name="Table42.A1" office:value-type="float" office:value="0">
            <text:p text:style-name="P19">Version:</text:p>
          </table:table-cell>
          <table:table-cell table:style-name="Table42.B1" office:value-type="float" office:value="0">
            <text:p text:style-name="P21">0.5.2-beta.01</text:p>
          </table:table-cell>
        </table:table-row>
        <table:table-row>
          <table:table-cell table:style-name="Table42.A2" office:value-type="float" office:value="0">
            <text:p text:style-name="P19">Release date:</text:p>
          </table:table-cell>
          <table:table-cell table:style-name="Table42.B2" office:value-type="float" office:value="42216">
            <text:p text:style-name="P20">7. <text:span text:style-name="T1">april</text:span> 2016</text:p>
          </table:table-cell>
        </table:table-row>
        <table:table-row>
          <table:table-cell table:style-name="Table42.A2" office:value-type="float" office:value="0">
            <text:p text:style-name="P19">Notes:</text:p>
          </table:table-cell>
          <table:table-cell table:style-name="Table42.B2">
            <text:p text:style-name="P19"/>
          </table:table-cell>
        </table:table-row>
        <table:table-row>
          <table:table-cell table:style-name="Table42.B2" table:number-columns-spanned="2" office:value-type="float" office:value="0">
            <text:p text:style-name="P7">- network locations</text:p>
            <text:p text:style-name="P34">- <text:span text:style-name="T1">autodiscovery</text:span> - show total number of IP addresses to scan</text:p>
            <text:p text:style-name="P34">- <text:span text:style-name="T1">autodiscovery</text:span> - progress bar</text:p>
            <text:p text:style-name="P34">- show number of nodes in the list (network view)</text:p>
            <text:p text:style-name="P34">- fixed bug in updater - if running with -d argument, it doesn't show 'Do you want to upgrade'</text:p>
          </table:table-cell>
          <table:covered-table-cell/>
        </table:table-row>
      </table:table>
      <text:p text:style-name="P1"/>
      <text:p text:style-name="P1"/>
      <text:p text:style-name="P1"/>
      <table:table table:name="Table43" table:style-name="Table43">
        <table:table-column table:style-name="Table43.A"/>
        <table:table-column table:style-name="Table43.B"/>
        <table:table-row>
          <table:table-cell table:style-name="Table43.A1" office:value-type="float" office:value="0">
            <text:p text:style-name="P19">Version:</text:p>
          </table:table-cell>
          <table:table-cell table:style-name="Table43.B1" office:value-type="float" office:value="0">
            <text:p text:style-name="P21">0.5.1</text:p>
          </table:table-cell>
        </table:table-row>
        <table:table-row>
          <table:table-cell table:style-name="Table43.A2" office:value-type="float" office:value="0">
            <text:p text:style-name="P19">Release date:</text:p>
          </table:table-cell>
          <table:table-cell table:style-name="Table43.B2" office:value-type="float" office:value="42216">
            <text:p text:style-name="P20">12. march 2016</text:p>
          </table:table-cell>
        </table:table-row>
        <table:table-row>
          <table:table-cell table:style-name="Table43.A2" office:value-type="float" office:value="0">
            <text:p text:style-name="P19">Notes:</text:p>
          </table:table-cell>
          <table:table-cell table:style-name="Table43.B2">
            <text:p text:style-name="P19"/>
          </table:table-cell>
        </table:table-row>
        <table:table-row>
          <table:table-cell table:style-name="Table43.B2" table:number-columns-spanned="2" office:value-type="float" office:value="0">
            <text:p text:style-name="P7">- active items in home view</text:p>
            <text:p text:style-name="P35"><text:soft-page-break/><text:span text:style-name="T15">- yellow status icon if </text:span><text:span text:style-name="T5">http</text:span><text:span text:style-name="T15"> ping returns error response</text:span></text:p>
          </table:table-cell>
          <table:covered-table-cell/>
        </table:table-row>
      </table:table>
      <text:p text:style-name="P1"/>
      <text:p text:style-name="P1"/>
      <text:p text:style-name="P1"/>
      <text:p text:style-name="P1"/>
      <table:table table:name="Table44" table:style-name="Table44">
        <table:table-column table:style-name="Table44.A"/>
        <table:table-column table:style-name="Table44.B"/>
        <table:table-row>
          <table:table-cell table:style-name="Table44.A1" office:value-type="float" office:value="0">
            <text:p text:style-name="P19">Version:</text:p>
          </table:table-cell>
          <table:table-cell table:style-name="Table44.B1" office:value-type="float" office:value="0">
            <text:p text:style-name="P21">0.5.1-beta.01</text:p>
          </table:table-cell>
        </table:table-row>
        <table:table-row>
          <table:table-cell table:style-name="Table44.A2" office:value-type="float" office:value="0">
            <text:p text:style-name="P19">Release date:</text:p>
          </table:table-cell>
          <table:table-cell table:style-name="Table44.B2" office:value-type="float" office:value="42216">
            <text:p text:style-name="P20">9. march 2016</text:p>
          </table:table-cell>
        </table:table-row>
        <table:table-row>
          <table:table-cell table:style-name="Table44.A2" office:value-type="float" office:value="0">
            <text:p text:style-name="P19">Notes:</text:p>
          </table:table-cell>
          <table:table-cell table:style-name="Table44.B2">
            <text:p text:style-name="P19"/>
          </table:table-cell>
        </table:table-row>
        <table:table-row>
          <table:table-cell table:style-name="Table44.B2" table:number-columns-spanned="2" office:value-type="float" office:value="0">
            <text:p text:style-name="P7">- style fixes</text:p>
            <text:p text:style-name="P34">- footer</text:p>
            <text:p text:style-name="P34">- <text:span text:style-name="T1">autodiscovery</text:span> overlay panel</text:p>
            <text:p text:style-name="P34">- moved all beans to beans package</text:p>
            <text:p text:style-name="P34">- ping logger</text:p>
            <text:p text:style-name="P34">- bug fixes</text:p>
          </table:table-cell>
          <table:covered-table-cell/>
        </table:table-row>
      </table:table>
      <text:p text:style-name="P1"/>
      <text:p text:style-name="P1"/>
      <text:p text:style-name="P1"/>
      <table:table table:name="Table31" table:style-name="Table31">
        <table:table-column table:style-name="Table31.A"/>
        <table:table-column table:style-name="Table31.B"/>
        <table:table-row>
          <table:table-cell table:style-name="Table31.A1" office:value-type="float" office:value="0">
            <text:p text:style-name="P19">Version:</text:p>
          </table:table-cell>
          <table:table-cell table:style-name="Table31.B1" office:value-type="float" office:value="0">
            <text:p text:style-name="P21">0.5.1-alpha.02</text:p>
          </table:table-cell>
        </table:table-row>
        <table:table-row>
          <table:table-cell table:style-name="Table31.A2" office:value-type="float" office:value="0">
            <text:p text:style-name="P19">Release date:</text:p>
          </table:table-cell>
          <table:table-cell table:style-name="Table31.B2" office:value-type="float" office:value="42216">
            <text:p text:style-name="P20">26. <text:span text:style-name="T1">february</text:span> 2016</text:p>
          </table:table-cell>
        </table:table-row>
        <table:table-row>
          <table:table-cell table:style-name="Table31.A2" office:value-type="float" office:value="0">
            <text:p text:style-name="P19">Notes:</text:p>
          </table:table-cell>
          <table:table-cell table:style-name="Table31.B2">
            <text:p text:style-name="P19"/>
          </table:table-cell>
        </table:table-row>
        <table:table-row>
          <table:table-cell table:style-name="Table31.B2" table:number-columns-spanned="2" office:value-type="float" office:value="0">
            <text:p text:style-name="P7">- duplicate files finder – MD5 checksum (File Inspector)</text:p>
          </table:table-cell>
          <table:covered-table-cell/>
        </table:table-row>
      </table:table>
      <text:p text:style-name="P1"/>
      <text:p text:style-name="P1"/>
      <text:p text:style-name="P1"/>
      <table:table table:name="Table32" table:style-name="Table32">
        <table:table-column table:style-name="Table32.A"/>
        <table:table-column table:style-name="Table32.B"/>
        <table:table-row>
          <table:table-cell table:style-name="Table32.A1" office:value-type="float" office:value="0">
            <text:p text:style-name="P14">Version:</text:p>
          </table:table-cell>
          <table:table-cell table:style-name="Table32.B1" office:value-type="float" office:value="0">
            <text:p text:style-name="P27">0.5.1-alpha.01</text:p>
          </table:table-cell>
        </table:table-row>
        <table:table-row>
          <table:table-cell table:style-name="Table32.A2" office:value-type="float" office:value="0">
            <text:p text:style-name="P14">Release date:</text:p>
          </table:table-cell>
          <table:table-cell table:style-name="Table32.B2" office:value-type="float" office:value="42216">
            <text:p text:style-name="P28">10. <text:span text:style-name="T3">february</text:span> 2016</text:p>
          </table:table-cell>
        </table:table-row>
        <table:table-row>
          <table:table-cell table:style-name="Table32.A2" office:value-type="float" office:value="0">
            <text:p text:style-name="P14">Notes:</text:p>
          </table:table-cell>
          <table:table-cell table:style-name="Table32.B2">
            <text:p text:style-name="P14"/>
          </table:table-cell>
        </table:table-row>
        <table:table-row>
          <table:table-cell table:style-name="Table32.B2" table:number-columns-spanned="2" office:value-type="float" office:value="0">
            <text:p text:style-name="P11">- <text:span text:style-name="T3">autodiscovery</text:span></text:p>
          </table:table-cell>
          <table:covered-table-cell/>
        </table:table-row>
      </table:table>
      <text:p text:style-name="P1"/>
      <text:p text:style-name="P1"/>
      <text:p text:style-name="P1"/>
      <table:table table:name="Table33" table:style-name="Table33">
        <table:table-column table:style-name="Table33.A"/>
        <table:table-column table:style-name="Table33.B"/>
        <table:table-row>
          <table:table-cell table:style-name="Table33.A1" office:value-type="float" office:value="0">
            <text:p text:style-name="P14">Version:</text:p>
          </table:table-cell>
          <table:table-cell table:style-name="Table33.B1" office:value-type="float" office:value="0">
            <text:p text:style-name="P27">0.5.0</text:p>
          </table:table-cell>
        </table:table-row>
        <table:table-row>
          <table:table-cell table:style-name="Table33.A2" office:value-type="float" office:value="0">
            <text:p text:style-name="P14">Release date:</text:p>
          </table:table-cell>
          <table:table-cell table:style-name="Table33.B2" office:value-type="float" office:value="42216">
            <text:p text:style-name="P28">19. <text:span text:style-name="T3">january</text:span> 2016</text:p>
          </table:table-cell>
        </table:table-row>
        <table:table-row>
          <table:table-cell table:style-name="Table33.A2" office:value-type="float" office:value="0">
            <text:p text:style-name="P14">Notes:</text:p>
          </table:table-cell>
          <table:table-cell table:style-name="Table33.B2">
            <text:p text:style-name="P14"/>
          </table:table-cell>
        </table:table-row>
        <table:table-row>
          <table:table-cell table:style-name="Table33.B2" table:number-columns-spanned="2" office:value-type="float" office:value="0">
            <text:p text:style-name="P11">- added new properties: ping pool size and interval</text:p>
            <text:p text:style-name="P30">- monitoring active flag for each service</text:p>
            <text:p text:style-name="P31"><text:span text:style-name="T14">- fixed bug - </text:span><text:span text:style-name="T4">hostname</text:span><text:span text:style-name="T14"> changed when monitoring is active</text:span></text:p>
          </table:table-cell>
          <table:covered-table-cell/>
        </table:table-row>
      </table:table>
      <text:p text:style-name="P1"/>
      <text:p text:style-name="P1"/>
      <text:p text:style-name="P1"/>
      <table:table table:name="Table34" table:style-name="Table34">
        <table:table-column table:style-name="Table34.A"/>
        <table:table-column table:style-name="Table34.B"/>
        <table:table-row>
          <table:table-cell table:style-name="Table34.A1" office:value-type="float" office:value="0">
            <text:p text:style-name="P14">Version:</text:p>
          </table:table-cell>
          <table:table-cell table:style-name="Table34.B1" office:value-type="float" office:value="0">
            <text:p text:style-name="P27">0.5.0-alpha.02</text:p>
          </table:table-cell>
        </table:table-row>
        <table:table-row>
          <table:table-cell table:style-name="Table34.A2" office:value-type="float" office:value="0">
            <text:p text:style-name="P14">Release date:</text:p>
          </table:table-cell>
          <table:table-cell table:style-name="Table34.B2" office:value-type="float" office:value="42216">
            <text:p text:style-name="P28">14. <text:span text:style-name="T3">january</text:span> 2016</text:p>
          </table:table-cell>
        </table:table-row>
        <table:table-row>
          <table:table-cell table:style-name="Table34.A2" office:value-type="float" office:value="0">
            <text:p text:style-name="P14">Notes:</text:p>
          </table:table-cell>
          <table:table-cell table:style-name="Table34.B2">
            <text:p text:style-name="P14"/>
          </table:table-cell>
        </table:table-row>
        <table:table-row>
          <table:table-cell table:style-name="Table34.B2" table:number-columns-spanned="2" office:value-type="float" office:value="0">
            <text:p text:style-name="P11">- ping scheduler</text:p>
          </table:table-cell>
          <table:covered-table-cell/>
        </table:table-row>
      </table:table>
      <text:p text:style-name="P1"/>
      <text:p text:style-name="P1"/>
      <text:p text:style-name="P1"/>
      <table:table table:name="Table35" table:style-name="Table35">
        <table:table-column table:style-name="Table35.A"/>
        <table:table-column table:style-name="Table35.B"/>
        <text:soft-page-break/>
        <table:table-row>
          <table:table-cell table:style-name="Table35.A1" office:value-type="float" office:value="0">
            <text:p text:style-name="P14">Version:</text:p>
          </table:table-cell>
          <table:table-cell table:style-name="Table35.B1" office:value-type="float" office:value="0">
            <text:p text:style-name="P27">0.5.0-alpha.01</text:p>
          </table:table-cell>
        </table:table-row>
        <table:table-row>
          <table:table-cell table:style-name="Table35.A2" office:value-type="float" office:value="0">
            <text:p text:style-name="P14">Release date:</text:p>
          </table:table-cell>
          <table:table-cell table:style-name="Table35.B2" office:value-type="float" office:value="42216">
            <text:p text:style-name="P28">12. <text:span text:style-name="T3">january</text:span> 2016</text:p>
          </table:table-cell>
        </table:table-row>
        <table:table-row>
          <table:table-cell table:style-name="Table35.A2" office:value-type="float" office:value="0">
            <text:p text:style-name="P14">Notes:</text:p>
          </table:table-cell>
          <table:table-cell table:style-name="Table35.B2">
            <text:p text:style-name="P14"/>
          </table:table-cell>
        </table:table-row>
        <table:table-row>
          <table:table-cell table:style-name="Table35.B2" table:number-columns-spanned="2" office:value-type="float" office:value="0">
            <text:p text:style-name="P11">- <text:span text:style-name="T3">url</text:span> navigation (raw traps, trap monitor)</text:p>
            <text:p text:style-name="P30">- severities in separate <text:span text:style-name="T3">css</text:span> file</text:p>
            <text:p text:style-name="P30">- new trap receiver dialog (+ <text:span text:style-name="T3">validator</text:span>)</text:p>
            <text:p text:style-name="P30">- new <text:span text:style-name="T3">snmp</text:span> agent dialog (+ <text:span text:style-name="T3">validator</text:span>)</text:p>
            <text:p text:style-name="P30">- new <text:span text:style-name="T3">snmp</text:span> data table dialog (+ <text:span text:style-name="T3">validator</text:span>)</text:p>
            <text:p text:style-name="P30">- new <text:span text:style-name="T3">snmp</text:span> trap scenario dialog (+ <text:span text:style-name="T3">validator</text:span>)</text:p>
            <text:p text:style-name="P30">- check input <text:span text:style-name="T3">validator</text:span> (file names for valid characters and ports for number)</text:p>
            <text:p text:style-name="P30">- renamed Server class to Node class</text:p>
            <text:p text:style-name="P30">- node types (+ icons)</text:p>
            <text:p text:style-name="P30">- introduction of node services</text:p>
            <text:p text:style-name="P30">- ping services (ICMP, PORT, HTTP)</text:p>
            <text:p text:style-name="P30">- replaced EPingStatus <text:span text:style-name="T3">enum</text:span> with PingStatus class</text:p>
            <text:p text:style-name="P30">- <text:span text:style-name="T3">ssh</text:span> client as <text:span text:style-name="T3">url</text:span> parameter</text:p>
            <text:p text:style-name="P30">- <text:span text:style-name="T3">ftp</text:span> client as <text:span text:style-name="T3">url</text:span> parameter</text:p>
            <text:p text:style-name="P30">- <text:span text:style-name="T3">snmp</text:span> client as <text:span text:style-name="T3">url</text:span> parameter</text:p>
            <text:p text:style-name="P30">- removed NavigationBean</text:p>
          </table:table-cell>
          <table:covered-table-cell/>
        </table:table-row>
      </table:table>
      <text:p text:style-name="P1"/>
      <text:p text:style-name="P1"/>
      <text:p text:style-name="P1"/>
      <table:table table:name="Table36" table:style-name="Table36">
        <table:table-column table:style-name="Table36.A"/>
        <table:table-column table:style-name="Table36.B"/>
        <table:table-row>
          <table:table-cell table:style-name="Table36.A1" office:value-type="float" office:value="0">
            <text:p text:style-name="P14">Version:</text:p>
          </table:table-cell>
          <table:table-cell table:style-name="Table36.B1" office:value-type="float" office:value="0">
            <text:p text:style-name="P27">0.4.1</text:p>
          </table:table-cell>
        </table:table-row>
        <table:table-row>
          <table:table-cell table:style-name="Table36.A2" office:value-type="float" office:value="0">
            <text:p text:style-name="P14">Release date:</text:p>
          </table:table-cell>
          <table:table-cell table:style-name="Table36.B2" office:value-type="float" office:value="42216">
            <text:p text:style-name="P28">17. <text:span text:style-name="T3">december</text:span> 2015</text:p>
          </table:table-cell>
        </table:table-row>
        <table:table-row>
          <table:table-cell table:style-name="Table36.A2" office:value-type="float" office:value="0">
            <text:p text:style-name="P14">Notes:</text:p>
          </table:table-cell>
          <table:table-cell table:style-name="Table36.B2">
            <text:p text:style-name="P14"/>
          </table:table-cell>
        </table:table-row>
        <table:table-row>
          <table:table-cell table:style-name="Table36.B2" table:number-columns-spanned="2" office:value-type="float" office:value="0">
            <text:p text:style-name="P11">- server as <text:span text:style-name="T3">url</text:span> parameter</text:p>
            <text:p text:style-name="P30">- fixed icons in network view</text:p>
          </table:table-cell>
          <table:covered-table-cell/>
        </table:table-row>
      </table:table>
      <text:p text:style-name="P1"/>
      <text:p text:style-name="P1"/>
      <text:p text:style-name="P1"/>
      <table:table table:name="Table37" table:style-name="Table37">
        <table:table-column table:style-name="Table37.A"/>
        <table:table-column table:style-name="Table37.B"/>
        <table:table-row>
          <table:table-cell table:style-name="Table37.A1" office:value-type="float" office:value="0">
            <text:p text:style-name="P14">Version:</text:p>
          </table:table-cell>
          <table:table-cell table:style-name="Table37.B1" office:value-type="float" office:value="0">
            <text:p text:style-name="P27">0.4.1-beta.05</text:p>
          </table:table-cell>
        </table:table-row>
        <table:table-row>
          <table:table-cell table:style-name="Table37.A2" office:value-type="float" office:value="0">
            <text:p text:style-name="P14">Release date:</text:p>
          </table:table-cell>
          <table:table-cell table:style-name="Table37.B2" office:value-type="float" office:value="42216">
            <text:p text:style-name="P28">4. <text:span text:style-name="T3">december</text:span> 2015</text:p>
          </table:table-cell>
        </table:table-row>
        <table:table-row>
          <table:table-cell table:style-name="Table37.A2" office:value-type="float" office:value="0">
            <text:p text:style-name="P14">Notes:</text:p>
          </table:table-cell>
          <table:table-cell table:style-name="Table37.B2">
            <text:p text:style-name="P14"/>
          </table:table-cell>
        </table:table-row>
        <table:table-row>
          <table:table-cell table:style-name="Table37.B2" table:number-columns-spanned="2" office:value-type="float" office:value="0">
            <text:p text:style-name="P11">- AdvancedSnmpAgentImpl</text:p>
          </table:table-cell>
          <table:covered-table-cell/>
        </table:table-row>
      </table:table>
      <text:p text:style-name="P1"/>
      <text:p text:style-name="P1"/>
      <text:p text:style-name="P1"/>
      <table:table table:name="Table38" table:style-name="Table38">
        <table:table-column table:style-name="Table38.A"/>
        <table:table-column table:style-name="Table38.B"/>
        <text:soft-page-break/>
        <table:table-row>
          <table:table-cell table:style-name="Table38.A1" office:value-type="float" office:value="0">
            <text:p text:style-name="P14">Version:</text:p>
          </table:table-cell>
          <table:table-cell table:style-name="Table38.B1" office:value-type="float" office:value="0">
            <text:p text:style-name="P27">0.4.1-beta.04</text:p>
          </table:table-cell>
        </table:table-row>
        <table:table-row>
          <table:table-cell table:style-name="Table38.A2" office:value-type="float" office:value="0">
            <text:p text:style-name="P14">Release date:</text:p>
          </table:table-cell>
          <table:table-cell table:style-name="Table38.B2" office:value-type="float" office:value="42216">
            <text:p text:style-name="P28">25. <text:span text:style-name="T3">november</text:span> 2015</text:p>
          </table:table-cell>
        </table:table-row>
        <table:table-row>
          <table:table-cell table:style-name="Table38.A2" office:value-type="float" office:value="0">
            <text:p text:style-name="P14">Notes:</text:p>
          </table:table-cell>
          <table:table-cell table:style-name="Table38.B2">
            <text:p text:style-name="P14"/>
          </table:table-cell>
        </table:table-row>
        <table:table-row>
          <table:table-cell table:style-name="Table38.B2" table:number-columns-spanned="2" office:value-type="float" office:value="0">
            <text:p text:style-name="P11">- added <text:span text:style-name="T3">mini</text:span> icons on buttons</text:p>
            <text:p text:style-name="P30">- fixed bug with opening <text:span text:style-name="T3">snmp</text:span> agent without any tables</text:p>
            <text:p text:style-name="P30">- fixed bug with enable/disable table</text:p>
            <text:p text:style-name="P30">- updated user manual</text:p>
            <text:p text:style-name="P30">- other bug fixes</text:p>
          </table:table-cell>
          <table:covered-table-cell/>
        </table:table-row>
      </table:table>
      <text:p text:style-name="P1"/>
      <text:p text:style-name="P1"/>
      <text:p text:style-name="P1"/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float" office:value="0">
            <text:p text:style-name="P14">Version:</text:p>
          </table:table-cell>
          <table:table-cell table:style-name="Table24.B1" office:value-type="float" office:value="0">
            <text:p text:style-name="P27">0.4.1-beta.03</text:p>
          </table:table-cell>
        </table:table-row>
        <table:table-row>
          <table:table-cell table:style-name="Table24.A2" office:value-type="float" office:value="0">
            <text:p text:style-name="P14">Release date:</text:p>
          </table:table-cell>
          <table:table-cell table:style-name="Table24.B2" office:value-type="float" office:value="42216">
            <text:p text:style-name="P28">24. <text:span text:style-name="T3">november</text:span> 2015</text:p>
          </table:table-cell>
        </table:table-row>
        <table:table-row>
          <table:table-cell table:style-name="Table24.A2" office:value-type="float" office:value="0">
            <text:p text:style-name="P14">Notes:</text:p>
          </table:table-cell>
          <table:table-cell table:style-name="Table24.B2">
            <text:p text:style-name="P14"/>
          </table:table-cell>
        </table:table-row>
        <table:table-row>
          <table:table-cell table:style-name="Table24.B2" table:number-columns-spanned="2" office:value-type="float" office:value="0">
            <text:p text:style-name="P11">- <text:span text:style-name="T3">antracit</text:span> theme improvements</text:p>
            <text:p text:style-name="P30">- bug fixes</text:p>
          </table:table-cell>
          <table:covered-table-cell/>
        </table:table-row>
      </table:table>
      <text:p text:style-name="P1"/>
      <text:p text:style-name="P1"/>
      <text:p text:style-name="P1"/>
      <table:table table:name="Table25" table:style-name="Table25">
        <table:table-column table:style-name="Table25.A"/>
        <table:table-column table:style-name="Table25.B"/>
        <table:table-row>
          <table:table-cell table:style-name="Table25.A1" office:value-type="float" office:value="0">
            <text:p text:style-name="P14">Version:</text:p>
          </table:table-cell>
          <table:table-cell table:style-name="Table25.B1" office:value-type="float" office:value="0">
            <text:p text:style-name="P27">0.4.1-beta.02</text:p>
          </table:table-cell>
        </table:table-row>
        <table:table-row>
          <table:table-cell table:style-name="Table25.A2" office:value-type="float" office:value="0">
            <text:p text:style-name="P14">Release date:</text:p>
          </table:table-cell>
          <table:table-cell table:style-name="Table25.B2" office:value-type="float" office:value="42216">
            <text:p text:style-name="P28">21. <text:span text:style-name="T3">november</text:span> 2015</text:p>
          </table:table-cell>
        </table:table-row>
        <table:table-row>
          <table:table-cell table:style-name="Table25.A2" office:value-type="float" office:value="0">
            <text:p text:style-name="P14">Notes:</text:p>
          </table:table-cell>
          <table:table-cell table:style-name="Table25.B2">
            <text:p text:style-name="P14"/>
          </table:table-cell>
        </table:table-row>
        <table:table-row>
          <table:table-cell table:style-name="Table25.B2" table:number-columns-spanned="2" office:value-type="float" office:value="0">
            <text:p text:style-name="P11">- settings window</text:p>
            <text:p text:style-name="P30">- updated simple-logger library to 1.6.2</text:p>
            <text:p text:style-name="P30">- logger for each <text:span text:style-name="T3">snmp</text:span> agent</text:p>
            <text:p text:style-name="P30">- enable/disable <text:span text:style-name="T3">snmp</text:span> tables</text:p>
            <text:p text:style-name="P30">- multiple <text:span text:style-name="T3">css</text:span> files (general, icons, fonts)</text:p>
            <text:p text:style-name="P30">- <text:span text:style-name="T3">css</text:span> themes (<text:span text:style-name="T3">antracit</text:span>)</text:p>
            <text:p text:style-name="P30">- <text:span text:style-name="T3">mib</text:span> browser (prototype) - just upload <text:span text:style-name="T3">mib</text:span> files</text:p>
            <text:p text:style-name="P30">- <text:span text:style-name="T3">refactoring</text:span></text:p>
            <text:p text:style-name="P30">- bug fixes</text:p>
          </table:table-cell>
          <table:covered-table-cell/>
        </table:table-row>
      </table:table>
      <text:p text:style-name="P1"/>
      <text:p text:style-name="P1"/>
      <text:p text:style-name="P1"/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float" office:value="0">
            <text:p text:style-name="P14">Version:</text:p>
          </table:table-cell>
          <table:table-cell table:style-name="Table26.B1" office:value-type="float" office:value="0">
            <text:p text:style-name="P27">0.4.1-beta.01</text:p>
          </table:table-cell>
        </table:table-row>
        <table:table-row>
          <table:table-cell table:style-name="Table26.A2" office:value-type="float" office:value="0">
            <text:p text:style-name="P14">Release date:</text:p>
          </table:table-cell>
          <table:table-cell table:style-name="Table26.B2" office:value-type="float" office:value="42216">
            <text:p text:style-name="P28">13. <text:span text:style-name="T3">november</text:span> 2015</text:p>
          </table:table-cell>
        </table:table-row>
        <table:table-row>
          <table:table-cell table:style-name="Table26.A2" office:value-type="float" office:value="0">
            <text:p text:style-name="P14">Notes:</text:p>
          </table:table-cell>
          <table:table-cell table:style-name="Table26.B2">
            <text:p text:style-name="P14"/>
          </table:table-cell>
        </table:table-row>
        <table:table-row>
          <table:table-cell table:style-name="Table26.B2" table:number-columns-spanned="2" office:value-type="float" office:value="0">
            <text:p text:style-name="P11">- delete rows and columns</text:p>
          </table:table-cell>
          <table:covered-table-cell/>
        </table:table-row>
      </table:table>
      <text:p text:style-name="P1"/>
      <text:p text:style-name="P1"/>
      <text:p text:style-name="P1"/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float" office:value="0">
            <text:p text:style-name="P14">Version:</text:p>
          </table:table-cell>
          <table:table-cell table:style-name="Table27.B1" office:value-type="float" office:value="0">
            <text:p text:style-name="P27">0.4.1-alpha.04</text:p>
          </table:table-cell>
        </table:table-row>
        <table:table-row>
          <table:table-cell table:style-name="Table27.A2" office:value-type="float" office:value="0">
            <text:p text:style-name="P14">Release date:</text:p>
          </table:table-cell>
          <table:table-cell table:style-name="Table27.B2" office:value-type="float" office:value="42216">
            <text:p text:style-name="P28">10. <text:span text:style-name="T3">november</text:span> 2015</text:p>
          </table:table-cell>
        </table:table-row>
        <table:table-row>
          <table:table-cell table:style-name="Table27.A2" office:value-type="float" office:value="0">
            <text:p text:style-name="P14">Notes:</text:p>
          </table:table-cell>
          <table:table-cell table:style-name="Table27.B2">
            <text:p text:style-name="P14"/>
          </table:table-cell>
        </table:table-row>
        <table:table-row>
          <table:table-cell table:style-name="Table27.B2" table:number-columns-spanned="2" office:value-type="float" office:value="0">
            <text:p text:style-name="P11">- edit columns <text:span text:style-name="T3">metadata</text:span></text:p>
          </table:table-cell>
          <table:covered-table-cell/>
        </table:table-row>
      </table:table>
      <text:p text:style-name="P1"/>
      <text:p text:style-name="P1"/>
      <text:p text:style-name="P1"/>
      <table:table table:name="Table28" table:style-name="Table28">
        <table:table-column table:style-name="Table28.A"/>
        <table:table-column table:style-name="Table28.B"/>
        <table:table-row>
          <table:table-cell table:style-name="Table28.A1" office:value-type="float" office:value="0">
            <text:p text:style-name="P14">Version:</text:p>
          </table:table-cell>
          <table:table-cell table:style-name="Table28.B1" office:value-type="float" office:value="0">
            <text:p text:style-name="P27">0.4.1-alpha.03</text:p>
          </table:table-cell>
        </table:table-row>
        <text:soft-page-break/>
        <table:table-row>
          <table:table-cell table:style-name="Table28.A2" office:value-type="float" office:value="0">
            <text:p text:style-name="P14">Release date:</text:p>
          </table:table-cell>
          <table:table-cell table:style-name="Table28.B2" office:value-type="float" office:value="42216">
            <text:p text:style-name="P28">7. <text:span text:style-name="T3">november</text:span> 2015</text:p>
          </table:table-cell>
        </table:table-row>
        <table:table-row>
          <table:table-cell table:style-name="Table28.A2" office:value-type="float" office:value="0">
            <text:p text:style-name="P14">Notes:</text:p>
          </table:table-cell>
          <table:table-cell table:style-name="Table28.B2">
            <text:p text:style-name="P14"/>
          </table:table-cell>
        </table:table-row>
        <table:table-row>
          <table:table-cell table:style-name="Table28.B2" table:number-columns-spanned="2" office:value-type="float" office:value="0">
            <text:p text:style-name="P11">- modify <text:span text:style-name="T3">snmp</text:span> table values</text:p>
            <text:p text:style-name="P30">- save snmp table</text:p>
          </table:table-cell>
          <table:covered-table-cell/>
        </table:table-row>
      </table:table>
      <text:p text:style-name="P1"/>
      <text:p text:style-name="P1"/>
      <text:p text:style-name="P1"/>
      <table:table table:name="Table29" table:style-name="Table29">
        <table:table-column table:style-name="Table29.A"/>
        <table:table-column table:style-name="Table29.B"/>
        <table:table-row>
          <table:table-cell table:style-name="Table29.A1" office:value-type="float" office:value="0">
            <text:p text:style-name="P19">Version:</text:p>
          </table:table-cell>
          <table:table-cell table:style-name="Table29.B1" office:value-type="float" office:value="0">
            <text:p text:style-name="P21">0.4.1-alpha.02</text:p>
          </table:table-cell>
        </table:table-row>
        <table:table-row>
          <table:table-cell table:style-name="Table29.A2" office:value-type="float" office:value="0">
            <text:p text:style-name="P19">Release date:</text:p>
          </table:table-cell>
          <table:table-cell table:style-name="Table29.B2" office:value-type="float" office:value="42216">
            <text:p text:style-name="P20">6. <text:span text:style-name="T1">november</text:span> 2015</text:p>
          </table:table-cell>
        </table:table-row>
        <table:table-row>
          <table:table-cell table:style-name="Table29.A2" office:value-type="float" office:value="0">
            <text:p text:style-name="P19">Notes:</text:p>
          </table:table-cell>
          <table:table-cell table:style-name="Table29.B2">
            <text:p text:style-name="P19"/>
          </table:table-cell>
        </table:table-row>
        <table:table-row>
          <table:table-cell table:style-name="Table29.B2" table:number-columns-spanned="2" office:value-type="float" office:value="0">
            <text:p text:style-name="P7">- <text:span text:style-name="T1">snmp</text:span> agent view</text:p>
            <text:p text:style-name="P34">- moved create new button to agent view</text:p>
          </table:table-cell>
          <table:covered-table-cell/>
        </table:table-row>
      </table:table>
      <text:p text:style-name="P1"/>
      <text:p text:style-name="P1"/>
      <text:p text:style-name="P1"/>
      <table:table table:name="Table30" table:style-name="Table30">
        <table:table-column table:style-name="Table30.A"/>
        <table:table-column table:style-name="Table30.B"/>
        <table:table-row>
          <table:table-cell table:style-name="Table30.A1" office:value-type="float" office:value="0">
            <text:p text:style-name="P19">Version:</text:p>
          </table:table-cell>
          <table:table-cell table:style-name="Table30.B1" office:value-type="float" office:value="0">
            <text:p text:style-name="P21">0.4.1-alpha.01</text:p>
          </table:table-cell>
        </table:table-row>
        <table:table-row>
          <table:table-cell table:style-name="Table30.A2" office:value-type="float" office:value="0">
            <text:p text:style-name="P19">Release date:</text:p>
          </table:table-cell>
          <table:table-cell table:style-name="Table30.B2" office:value-type="float" office:value="42216">
            <text:p text:style-name="P20">4. <text:span text:style-name="T1">november</text:span> 2015</text:p>
          </table:table-cell>
        </table:table-row>
        <table:table-row>
          <table:table-cell table:style-name="Table30.A2" office:value-type="float" office:value="0">
            <text:p text:style-name="P19">Notes:</text:p>
          </table:table-cell>
          <table:table-cell table:style-name="Table30.B2">
            <text:p text:style-name="P19"/>
          </table:table-cell>
        </table:table-row>
        <table:table-row>
          <table:table-cell table:style-name="Table30.B2" table:number-columns-spanned="2" office:value-type="float" office:value="0">
            <text:p text:style-name="P7">- button for adding new <text:span text:style-name="T1">snmp</text:span> tables</text:p>
            <text:p text:style-name="P34">- <text:span text:style-name="T1">snmp</text:span> tables view</text:p>
            <text:p text:style-name="P34">- <text:span text:style-name="T1">snmp</text:span> agent implementation</text:p>
            <text:p text:style-name="P34">- tables respond to get/walk requests</text:p>
          </table:table-cell>
          <table:covered-table-cell/>
        </table:table-row>
      </table:table>
      <text:p text:style-name="P1"/>
      <text:p text:style-name="P1"/>
      <text:p text:style-name="P1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float" office:value="0">
            <text:p text:style-name="P19">Version:</text:p>
          </table:table-cell>
          <table:table-cell table:style-name="Table10.B1" office:value-type="float" office:value="0">
            <text:p text:style-name="P21">0.4.0</text:p>
          </table:table-cell>
        </table:table-row>
        <table:table-row>
          <table:table-cell table:style-name="Table10.A2" office:value-type="float" office:value="0">
            <text:p text:style-name="P19">Release date:</text:p>
          </table:table-cell>
          <table:table-cell table:style-name="Table10.B2" office:value-type="float" office:value="42216">
            <text:p text:style-name="P20">30. <text:span text:style-name="T1">october</text:span> 2015</text:p>
          </table:table-cell>
        </table:table-row>
        <table:table-row>
          <table:table-cell table:style-name="Table10.A2" office:value-type="float" office:value="0">
            <text:p text:style-name="P19">Notes:</text:p>
          </table:table-cell>
          <table:table-cell table:style-name="Table10.B2">
            <text:p text:style-name="P19"/>
          </table:table-cell>
        </table:table-row>
        <table:table-row>
          <table:table-cell table:style-name="Table10.B2" table:number-columns-spanned="2" office:value-type="float" office:value="0">
            <text:p text:style-name="P7">- reload data button (settings)</text:p>
            <text:p text:style-name="P34">- <text:span text:style-name="T1">ftp</text:span> client in dialog window</text:p>
            <text:p text:style-name="P34">- bug fixes</text:p>
          </table:table-cell>
          <table:covered-table-cell/>
        </table:table-row>
      </table:table>
      <text:p text:style-name="P1"/>
      <text:p text:style-name="P1"/>
      <text:p text:style-name="P1"/>
      <text:p text:style-name="P1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float" office:value="0">
            <text:p text:style-name="P19">Version:</text:p>
          </table:table-cell>
          <table:table-cell table:style-name="Table13.B1" office:value-type="float" office:value="0">
            <text:p text:style-name="P21">0.4.0-beta.03</text:p>
          </table:table-cell>
        </table:table-row>
        <table:table-row>
          <table:table-cell table:style-name="Table13.A2" office:value-type="float" office:value="0">
            <text:p text:style-name="P19">Release date:</text:p>
          </table:table-cell>
          <table:table-cell table:style-name="Table13.B2" office:value-type="float" office:value="42216">
            <text:p text:style-name="P20">28. <text:span text:style-name="T1">october</text:span> 2015</text:p>
          </table:table-cell>
        </table:table-row>
        <table:table-row>
          <table:table-cell table:style-name="Table13.A2" office:value-type="float" office:value="0">
            <text:p text:style-name="P19">Notes:</text:p>
          </table:table-cell>
          <table:table-cell table:style-name="Table13.B2">
            <text:p text:style-name="P19"/>
          </table:table-cell>
        </table:table-row>
        <table:table-row>
          <table:table-cell table:style-name="Table13.B2" table:number-columns-spanned="2" office:value-type="float" office:value="0">
            <text:p text:style-name="P26">- button for adding new trap scenarios</text:p>
          </table:table-cell>
          <table:covered-table-cell/>
        </table:table-row>
      </table:table>
      <text:p text:style-name="P1"/>
      <text:p text:style-name="P1"/>
      <text:p text:style-name="P1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float" office:value="0">
            <text:p text:style-name="P19">Version:</text:p>
          </table:table-cell>
          <table:table-cell table:style-name="Table14.B1" office:value-type="float" office:value="0">
            <text:p text:style-name="P21">0.4.0-beta.02</text:p>
          </table:table-cell>
        </table:table-row>
        <table:table-row>
          <table:table-cell table:style-name="Table14.A2" office:value-type="float" office:value="0">
            <text:p text:style-name="P19">Release date:</text:p>
          </table:table-cell>
          <table:table-cell table:style-name="Table14.B2" office:value-type="float" office:value="42216">
            <text:p text:style-name="P20">27. <text:span text:style-name="T1">october</text:span> 2015</text:p>
          </table:table-cell>
        </table:table-row>
        <table:table-row>
          <table:table-cell table:style-name="Table14.A2" office:value-type="float" office:value="0">
            <text:p text:style-name="P19">Notes:</text:p>
          </table:table-cell>
          <table:table-cell table:style-name="Table14.B2">
            <text:p text:style-name="P19"/>
          </table:table-cell>
        </table:table-row>
        <text:soft-page-break/>
        <table:table-row>
          <table:table-cell table:style-name="Table14.B2" table:number-columns-spanned="2" office:value-type="float" office:value="0">
            <text:p text:style-name="P7">- code cleaning</text:p>
            <text:p text:style-name="P34">- bug fixes</text:p>
          </table:table-cell>
          <table:covered-table-cell/>
        </table:table-row>
      </table:table>
      <text:p text:style-name="P1"/>
      <text:p text:style-name="P1"/>
      <text:p text:style-name="P1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float" office:value="0">
            <text:p text:style-name="P19">Version:</text:p>
          </table:table-cell>
          <table:table-cell table:style-name="Table15.B1" office:value-type="float" office:value="0">
            <text:p text:style-name="P21">0.4.0-beta.01</text:p>
          </table:table-cell>
        </table:table-row>
        <table:table-row>
          <table:table-cell table:style-name="Table15.A2" office:value-type="float" office:value="0">
            <text:p text:style-name="P19">Release date:</text:p>
          </table:table-cell>
          <table:table-cell table:style-name="Table15.B2" office:value-type="float" office:value="42216">
            <text:p text:style-name="P20">24. <text:span text:style-name="T1">october</text:span> 2015</text:p>
          </table:table-cell>
        </table:table-row>
        <table:table-row>
          <table:table-cell table:style-name="Table15.A2" office:value-type="float" office:value="0">
            <text:p text:style-name="P19">Notes:</text:p>
          </table:table-cell>
          <table:table-cell table:style-name="Table15.B2">
            <text:p text:style-name="P19"/>
          </table:table-cell>
        </table:table-row>
        <table:table-row>
          <table:table-cell table:style-name="Table15.B2" table:number-columns-spanned="2" office:value-type="float" office:value="0">
            <text:p text:style-name="P7">- fixed bug with saving traps</text:p>
            <text:p text:style-name="P34">- fixed SNMP senderThread</text:p>
            <text:p text:style-name="P34">- the same functionality as in 0.3.0 (except that xml files are no more compatible)</text:p>
          </table:table-cell>
          <table:covered-table-cell/>
        </table:table-row>
      </table:table>
      <text:p text:style-name="P1"/>
      <text:p text:style-name="P1"/>
      <text:p text:style-name="P9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float" office:value="0">
            <text:p text:style-name="P19">Version:</text:p>
          </table:table-cell>
          <table:table-cell table:style-name="Table16.B1" office:value-type="float" office:value="0">
            <text:p text:style-name="P21">0.4.0-alpha.02</text:p>
          </table:table-cell>
        </table:table-row>
        <table:table-row>
          <table:table-cell table:style-name="Table16.A2" office:value-type="float" office:value="0">
            <text:p text:style-name="P19">Release date:</text:p>
          </table:table-cell>
          <table:table-cell table:style-name="Table16.B2" office:value-type="float" office:value="42216">
            <text:p text:style-name="P20">23. <text:span text:style-name="T1">october</text:span> 2015</text:p>
          </table:table-cell>
        </table:table-row>
        <table:table-row>
          <table:table-cell table:style-name="Table16.A2" office:value-type="float" office:value="0">
            <text:p text:style-name="P19">Notes:</text:p>
          </table:table-cell>
          <table:table-cell table:style-name="Table16.B2">
            <text:p text:style-name="P19"/>
          </table:table-cell>
        </table:table-row>
        <table:table-row>
          <table:table-cell table:style-name="Table16.B2" table:number-columns-spanned="2" office:value-type="float" office:value="0">
            <text:p text:style-name="P26">- show trap lists per agent</text:p>
          </table:table-cell>
          <table:covered-table-cell/>
        </table:table-row>
      </table:table>
      <text:p text:style-name="P9"/>
      <text:p text:style-name="P9"/>
      <text:p text:style-name="P9"/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float" office:value="0">
            <text:p text:style-name="P19">Version:</text:p>
          </table:table-cell>
          <table:table-cell table:style-name="Table17.B1" office:value-type="float" office:value="0">
            <text:p text:style-name="P21">0.4.0-alpha.01</text:p>
          </table:table-cell>
        </table:table-row>
        <table:table-row>
          <table:table-cell table:style-name="Table17.A2" office:value-type="float" office:value="0">
            <text:p text:style-name="P19">Release date:</text:p>
          </table:table-cell>
          <table:table-cell table:style-name="Table17.B2" office:value-type="float" office:value="42216">
            <text:p text:style-name="P20">21. <text:span text:style-name="T1">october</text:span> 2015</text:p>
          </table:table-cell>
        </table:table-row>
        <table:table-row>
          <table:table-cell table:style-name="Table17.A2" office:value-type="float" office:value="0">
            <text:p text:style-name="P19">Notes:</text:p>
          </table:table-cell>
          <table:table-cell table:style-name="Table17.B2">
            <text:p text:style-name="P19"/>
          </table:table-cell>
        </table:table-row>
        <table:table-row>
          <table:table-cell table:style-name="Table17.B2" table:number-columns-spanned="2" office:value-type="float" office:value="0">
            <text:p text:style-name="P7">- redefined <text:span text:style-name="T1">snmp</text:span> directory structure (previous <text:span text:style-name="T1">xml</text:span> files are no more compatible)</text:p>
            <text:p text:style-name="P34">- fixed adding, deleting and modifying agent data</text:p>
          </table:table-cell>
          <table:covered-table-cell/>
        </table:table-row>
      </table:table>
      <text:p text:style-name="P9"/>
      <text:p text:style-name="P9"/>
      <text:p text:style-name="P9"/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float" office:value="0">
            <text:p text:style-name="P19">Version:</text:p>
          </table:table-cell>
          <table:table-cell table:style-name="Table18.B1" office:value-type="float" office:value="0">
            <text:p text:style-name="P22">0.3.0</text:p>
          </table:table-cell>
        </table:table-row>
        <table:table-row>
          <table:table-cell table:style-name="Table18.A2" office:value-type="float" office:value="0">
            <text:p text:style-name="P19">Release date:</text:p>
          </table:table-cell>
          <table:table-cell table:style-name="Table18.B2" office:value-type="float" office:value="42216">
            <text:p text:style-name="P20">16. <text:span text:style-name="T1">october</text:span> 2015</text:p>
          </table:table-cell>
        </table:table-row>
        <table:table-row>
          <table:table-cell table:style-name="Table18.A2" office:value-type="float" office:value="0">
            <text:p text:style-name="P19">Notes:</text:p>
          </table:table-cell>
          <table:table-cell table:style-name="Table18.B2">
            <text:p text:style-name="P19"/>
          </table:table-cell>
        </table:table-row>
        <table:table-row>
          <table:table-cell table:style-name="Table18.B2" table:number-columns-spanned="2" office:value-type="float" office:value="0">
            <text:p text:style-name="P26">- bug fixes</text:p>
          </table:table-cell>
          <table:covered-table-cell/>
        </table:table-row>
      </table:table>
      <text:p text:style-name="P9"/>
      <text:p text:style-name="P1"/>
      <text:p text:style-name="P1"/>
      <table:table table:name="Table19" table:style-name="Table19">
        <table:table-column table:style-name="Table19.A"/>
        <table:table-column table:style-name="Table19.B"/>
        <text:soft-page-break/>
        <table:table-row>
          <table:table-cell table:style-name="Table19.A1" office:value-type="float" office:value="0">
            <text:p text:style-name="P19">Version:</text:p>
          </table:table-cell>
          <table:table-cell table:style-name="Table19.B1" office:value-type="float" office:value="0">
            <text:p text:style-name="P21">0.3.0-beta.01</text:p>
          </table:table-cell>
        </table:table-row>
        <table:table-row>
          <table:table-cell table:style-name="Table19.A2" office:value-type="float" office:value="0">
            <text:p text:style-name="P19">Release date:</text:p>
          </table:table-cell>
          <table:table-cell table:style-name="Table19.B2" office:value-type="float" office:value="42216">
            <text:p text:style-name="P20">14. <text:span text:style-name="T1">october</text:span> 2015</text:p>
          </table:table-cell>
        </table:table-row>
        <table:table-row>
          <table:table-cell table:style-name="Table19.A2" office:value-type="float" office:value="0">
            <text:p text:style-name="P19">Notes:</text:p>
          </table:table-cell>
          <table:table-cell table:style-name="Table19.B2">
            <text:p text:style-name="P19"/>
          </table:table-cell>
        </table:table-row>
        <table:table-row>
          <table:table-cell table:style-name="Table19.B2" table:number-columns-spanned="2" office:value-type="float" office:value="0">
            <text:p text:style-name="P7">- updater: fixed moving files and directories</text:p>
            <text:p text:style-name="P34">- updater: added copy functionality for files and directories</text:p>
          </table:table-cell>
          <table:covered-table-cell/>
        </table:table-row>
      </table:table>
      <text:p text:style-name="P1"/>
      <text:p text:style-name="P1"/>
      <text:p text:style-name="P1"/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float" office:value="0">
            <text:p text:style-name="P23">Version:</text:p>
          </table:table-cell>
          <table:table-cell table:style-name="Table20.B1" office:value-type="float" office:value="0">
            <text:p text:style-name="P24">0.3.0-alpha.02</text:p>
          </table:table-cell>
        </table:table-row>
        <table:table-row>
          <table:table-cell table:style-name="Table20.A2" office:value-type="float" office:value="0">
            <text:p text:style-name="P19">Release date:</text:p>
          </table:table-cell>
          <table:table-cell table:style-name="Table20.B2" office:value-type="float" office:value="42216">
            <text:p text:style-name="P20">8. <text:span text:style-name="T1">october</text:span> 2015</text:p>
          </table:table-cell>
        </table:table-row>
        <table:table-row>
          <table:table-cell table:style-name="Table20.A2" office:value-type="float" office:value="0">
            <text:p text:style-name="P19">Notes:</text:p>
          </table:table-cell>
          <table:table-cell table:style-name="Table20.B2">
            <text:p text:style-name="P19"/>
          </table:table-cell>
        </table:table-row>
        <table:table-row>
          <table:table-cell table:style-name="Table20.B2" table:number-columns-spanned="2" office:value-type="float" office:value="0">
            <text:p text:style-name="P7">- agent simulator</text:p>
            <text:p text:style-name="P34">- multiple agents (still with the same trap list)</text:p>
          </table:table-cell>
          <table:covered-table-cell/>
        </table:table-row>
      </table:table>
      <text:p text:style-name="P1"/>
      <text:p text:style-name="P1"/>
      <text:p text:style-name="P1"/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float" office:value="0">
            <text:p text:style-name="P23">Version:</text:p>
          </table:table-cell>
          <table:table-cell table:style-name="Table21.B1" office:value-type="float" office:value="0">
            <text:p text:style-name="P24">0.3.0-alpha.01</text:p>
          </table:table-cell>
        </table:table-row>
        <table:table-row>
          <table:table-cell table:style-name="Table21.A2" office:value-type="float" office:value="0">
            <text:p text:style-name="P19">Release date:</text:p>
          </table:table-cell>
          <table:table-cell table:style-name="Table21.B2" office:value-type="float" office:value="42216">
            <text:p text:style-name="P20">02. <text:span text:style-name="T1">october</text:span> 2015</text:p>
          </table:table-cell>
        </table:table-row>
        <table:table-row>
          <table:table-cell table:style-name="Table21.A2" office:value-type="float" office:value="0">
            <text:p text:style-name="P19">Notes:</text:p>
          </table:table-cell>
          <table:table-cell table:style-name="Table21.B2">
            <text:p text:style-name="P19"/>
          </table:table-cell>
        </table:table-row>
        <table:table-row>
          <table:table-cell table:style-name="Table21.B2" table:number-columns-spanned="2" office:value-type="float" office:value="0">
            <text:p text:style-name="P7">- <text:span text:style-name="T1">snmp</text:span> manager with many trap receivers</text:p>
            <text:p text:style-name="P34">- trap monitor and trap viewer (in raw format)</text:p>
            <text:p text:style-name="P34">- added login <text:span text:style-name="T1">xhtml</text:span> page, but it is not implemented</text:p>
            <text:p text:style-name="P34">- introduction of users (currently only default user)</text:p>
            <text:p text:style-name="P34">- updater - update based on install-script.xml</text:p>
            <text:p text:style-name="P34">- moved configuration files to users directory</text:p>
            <text:p text:style-name="P34">- scripts moved to bin</text:p>
            <text:p text:style-name="P35"><text:span text:style-name="T15">- bug fixes in </text:span><text:span text:style-name="T5">snmp</text:span></text:p>
          </table:table-cell>
          <table:covered-table-cell/>
        </table:table-row>
      </table:table>
      <text:p text:style-name="P1"/>
      <text:p text:style-name="P1"/>
      <text:p text:style-name="P1"/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float" office:value="0">
            <text:p text:style-name="P14">Version:</text:p>
          </table:table-cell>
          <table:table-cell table:style-name="Table22.B1" office:value-type="float" office:value="0">
            <text:p text:style-name="P15">0.2.2</text:p>
          </table:table-cell>
        </table:table-row>
        <table:table-row>
          <table:table-cell table:style-name="Table22.A2" office:value-type="float" office:value="0">
            <text:p text:style-name="P19">Release date:</text:p>
          </table:table-cell>
          <table:table-cell table:style-name="Table22.B2" office:value-type="float" office:value="42216">
            <text:p text:style-name="P20">21. <text:span text:style-name="T1">september</text:span> 2015</text:p>
          </table:table-cell>
        </table:table-row>
        <table:table-row>
          <table:table-cell table:style-name="Table22.A2" office:value-type="float" office:value="0">
            <text:p text:style-name="P19">Notes:</text:p>
          </table:table-cell>
          <table:table-cell table:style-name="Table22.B2">
            <text:p text:style-name="P19"/>
          </table:table-cell>
        </table:table-row>
        <table:table-row>
          <table:table-cell table:style-name="Table22.B2" table:number-columns-spanned="2" office:value-type="float" office:value="0">
            <text:p text:style-name="P26">- <text:span text:style-name="T1">snmp</text:span> monitor: select rows to show</text:p>
          </table:table-cell>
          <table:covered-table-cell/>
        </table:table-row>
      </table:table>
      <text:p text:style-name="P1"/>
      <text:p text:style-name="P1"/>
      <text:p text:style-name="P1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float" office:value="0">
            <text:p text:style-name="P14">Version:</text:p>
          </table:table-cell>
          <table:table-cell table:style-name="Table12.B1" office:value-type="float" office:value="0">
            <text:p text:style-name="P15">0.2.1</text:p>
          </table:table-cell>
        </table:table-row>
        <table:table-row>
          <table:table-cell table:style-name="Table12.A2" office:value-type="float" office:value="0">
            <text:p text:style-name="P16">Release date:</text:p>
          </table:table-cell>
          <table:table-cell table:style-name="Table12.B2" office:value-type="float" office:value="42216">
            <text:p text:style-name="P18">07. <text:span text:style-name="T1">september</text:span> 2015</text:p>
          </table:table-cell>
        </table:table-row>
        <table:table-row>
          <table:table-cell table:style-name="Table12.A2" office:value-type="float" office:value="0">
            <text:p text:style-name="P16">Notes:</text:p>
          </table:table-cell>
          <table:table-cell table:style-name="Table12.B2">
            <text:p text:style-name="P16"/>
          </table:table-cell>
        </table:table-row>
        <table:table-row>
          <table:table-cell table:style-name="Table12.B2" table:number-columns-spanned="2" office:value-type="float" office:value="0">
            <text:p text:style-name="P7">- sender thread - send traps in specified interval</text:p>
            <text:p text:style-name="P34">- trap monitor</text:p>
            <text:p text:style-name="P35"><text:span text:style-name="T15">- changed format of snmpTraps.xml (</text:span><text:span text:style-name="T5">varbinds</text:span><text:span text:style-name="T15"> contain attributes rather than elements)</text:span></text:p>
          </table:table-cell>
          <table:covered-table-cell/>
        </table:table-row>
      </table:table>
      <text:p text:style-name="P1"/>
      <text:p text:style-name="P1"/>
      <text:p text:style-name="P1"/>
      <table:table table:name="Table7" table:style-name="Table7">
        <table:table-column table:style-name="Table7.A"/>
        <table:table-column table:style-name="Table7.B"/>
        <text:soft-page-break/>
        <table:table-row>
          <table:table-cell table:style-name="Table7.A1" office:value-type="float" office:value="0">
            <text:p text:style-name="P14">Version:</text:p>
          </table:table-cell>
          <table:table-cell table:style-name="Table7.B1" office:value-type="float" office:value="0">
            <text:p text:style-name="P15">0.2.0</text:p>
          </table:table-cell>
        </table:table-row>
        <table:table-row>
          <table:table-cell table:style-name="Table7.A2" office:value-type="float" office:value="0">
            <text:p text:style-name="P16">Release date:</text:p>
          </table:table-cell>
          <table:table-cell table:style-name="Table7.B2" office:value-type="float" office:value="42216">
            <text:p text:style-name="P18">03. <text:span text:style-name="T1">september</text:span> 2015</text:p>
          </table:table-cell>
        </table:table-row>
        <table:table-row>
          <table:table-cell table:style-name="Table7.A2" office:value-type="float" office:value="0">
            <text:p text:style-name="P16">Notes:</text:p>
          </table:table-cell>
          <table:table-cell table:style-name="Table7.B2">
            <text:p text:style-name="P16"/>
          </table:table-cell>
        </table:table-row>
        <table:table-row>
          <table:table-cell table:style-name="Table7.B2" table:number-columns-spanned="2" office:value-type="float" office:value="0">
            <text:p text:style-name="P7">- added GNU GPL license</text:p>
            <text:p text:style-name="P34">- <text:span text:style-name="T1">javascript</text:span> rules for traps</text:p>
            <text:p text:style-name="P34">- trap monitor (colors based on severities)</text:p>
            <text:p text:style-name="P34">- periodic polling (trap monitor)</text:p>
            <text:p text:style-name="P34">- show network interfaces (in raw format)</text:p>
            <text:p text:style-name="P34">- check and save properties after loading</text:p>
          </table:table-cell>
          <table:covered-table-cell/>
        </table:table-row>
      </table:table>
      <text:p text:style-name="P1"/>
      <text:p text:style-name="P1"/>
      <text:p text:style-name="P1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float" office:value="0">
            <text:p text:style-name="P16">Version:</text:p>
          </table:table-cell>
          <table:table-cell table:style-name="Table9.B1" office:value-type="float" office:value="0">
            <text:p text:style-name="P17">0.1.0</text:p>
          </table:table-cell>
        </table:table-row>
        <table:table-row>
          <table:table-cell table:style-name="Table9.A2" office:value-type="float" office:value="0">
            <text:p text:style-name="P16">Release date:</text:p>
          </table:table-cell>
          <table:table-cell table:style-name="Table9.B2" office:value-type="float" office:value="42216">
            <text:p text:style-name="P16">31. july 2015</text:p>
          </table:table-cell>
        </table:table-row>
        <table:table-row>
          <table:table-cell table:style-name="Table9.A2" office:value-type="float" office:value="0">
            <text:p text:style-name="P16">Notes:</text:p>
          </table:table-cell>
          <table:table-cell table:style-name="Table9.B2">
            <text:p text:style-name="P16"/>
          </table:table-cell>
        </table:table-row>
        <table:table-row>
          <table:table-cell table:style-name="Table9.B2" table:number-columns-spanned="2" office:value-type="float" office:value="0">
            <text:p text:style-name="P7">- proof of concept</text:p>
            <text:p text:style-name="P7">- network (servers, ping)</text:p>
            <text:p text:style-name="P34">- <text:span text:style-name="T1">ssh client</text:span></text:p>
            <text:p text:style-name="P34">- <text:span text:style-name="T1">ftp client</text:span></text:p>
            <text:p text:style-name="P34">- <text:span text:style-name="T1">snmp</text:span> client</text:p>
            <text:p text:style-name="P34">- trap receiver</text:p>
            <text:p text:style-name="P34">- trap sender</text:p>
            <text:p text:style-name="P34">- <text:span text:style-name="T1">todos</text:span></text:p>
            <text:p text:style-name="P34">- notes</text:p>
          </table:table-cell>
          <table:covered-table-cell/>
        </table:table-row>
      </table:table>
      <text:p text:style-name="P1"/>
      <text:p text:style-name="P1"/>
      <text:p text:style-name="P1"/>
      <text:p text:style-name="P1"/>
      <text:p text:style-name="P1"/>
      <text:p text:style-name="P36"/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Monaco" svg:font-family="Monaco" style:font-family-generic="modern" style:font-pitch="fixed"/>
    <style:font-face style:name="Courier New1" svg:font-family="'Courier New'" style:font-family-generic="modern" style:font-pitch="variable"/>
    <style:font-face style:name="Courier New" svg:font-family="'Courier New'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Arial1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fo:background-color="transparent" style:shadow="none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05in" fo:margin-bottom="0.2402in" style:page-number="auto" fo:background-color="transparent"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style:font-name="Arial1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0902in" fo:margin-bottom="0.2in" style:page-number="auto" fo:background-color="transparent" style:shadow="none" text:number-lines="true" text:line-number="0">
        <style:tab-stops/>
        <style:background-image/>
      </style:paragraph-properties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701in" fo:margin-bottom="0.1402in"/>
      <style:text-properties fo:font-size="12pt" fo:font-weight="bold" style:font-size-asian="14pt" style:font-weight-asian="bold" style:font-size-complex="14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style:font-name="Arial1"/>
    </style:style>
    <style:style style:name="CodeStyle" style:family="paragraph" style:parent-style-name="Standard" style:class="text" style:master-page-name="">
      <style:paragraph-properties fo:margin-top="0in" fo:margin-bottom="0in" style:page-number="auto" fo:background-color="transparent">
        <style:background-image/>
      </style:paragraph-properties>
      <style:text-properties style:font-name="Courier New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jaž Cerkvenik</meta:initial-creator>
    <meta:creation-date>2015-07-25T13:51:48</meta:creation-date>
    <dc:date>2016-07-02T00:02:24</dc:date>
    <dc:creator>Matjaž Cerkvenik</dc:creator>
    <meta:editing-duration>P1DT19H53M36S</meta:editing-duration>
    <meta:editing-cycles>116</meta:editing-cycles>
    <meta:generator>OpenOffice/4.1.1$Unix OpenOffice.org_project/411m6$Build-9775</meta:generator>
    <meta:document-statistic meta:table-count="48" meta:image-count="1" meta:object-count="0" meta:page-count="21" meta:paragraph-count="567" meta:word-count="2351" meta:character-count="14802"/>
  </office:meta>
</office:document-meta>
</file>